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500000038EFD264273EB778D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13.487cm" fo:min-width="16.429cm"/>
    </style:style>
    <style:style style:name="gr2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3" style:family="graphic" style:parent-style-name="standard">
      <style:graphic-properties draw:fill-color="#ccffcc" draw:textarea-horizontal-align="justify" draw:textarea-vertical-align="middle" draw:auto-grow-height="false" fo:min-height="1.02cm" fo:min-width="3.945cm"/>
    </style:style>
    <style:style style:name="gr4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5" style:family="graphic" style:parent-style-name="objectwithoutfill">
      <style:graphic-properties draw:marker-end="Arrow" draw:marker-end-width="0.203cm" draw:fill="none" draw:textarea-vertical-align="middle"/>
    </style:style>
    <style:style style:name="gr6" style:family="graphic" style:parent-style-name="standard">
      <style:graphic-properties draw:fill-color="#cfe7f5" draw:textarea-horizontal-align="justify" draw:textarea-vertical-align="middle" draw:auto-grow-height="false" fo:min-height="0.523cm" fo:min-width="3.069cm"/>
    </style:style>
    <style:style style:name="gr7" style:family="graphic" style:parent-style-name="standard">
      <style:graphic-properties draw:fill-color="#99ccff" draw:textarea-horizontal-align="justify" draw:textarea-vertical-align="top" draw:auto-grow-height="false" fo:min-height="4.049cm" fo:min-width="5.387cm"/>
    </style:style>
    <style:style style:name="gr8" style:family="graphic" style:parent-style-name="standard">
      <style:graphic-properties draw:fill-color="#cfe7f5" draw:textarea-horizontal-align="justify" draw:textarea-vertical-align="middle" draw:auto-grow-height="false" fo:min-height="0.475cm" fo:min-width="4.503cm"/>
    </style:style>
    <style:style style:name="gr9" style:family="graphic" style:parent-style-name="standard">
      <style:graphic-properties draw:fill-color="#cfe7f5" draw:textarea-horizontal-align="justify" draw:textarea-vertical-align="middle" draw:auto-grow-height="false" fo:min-height="0.372cm" fo:min-width="5.849cm"/>
    </style:style>
    <style:style style:name="gr10" style:family="graphic" style:parent-style-name="standard">
      <style:graphic-properties draw:fill-color="#cfe7f5" draw:textarea-horizontal-align="justify" draw:textarea-vertical-align="top" draw:auto-grow-height="false" fo:min-height="1.45cm" fo:min-width="6.303cm"/>
    </style:style>
    <style:style style:name="gr11" style:family="graphic" style:parent-style-name="standard">
      <style:graphic-properties draw:fill-color="#cfe7f5" draw:textarea-horizontal-align="justify" draw:textarea-vertical-align="middle" draw:auto-grow-height="false" fo:min-height="0.312cm" fo:min-width="5.789cm"/>
    </style:style>
    <style:style style:name="gr12" style:family="graphic" style:parent-style-name="standard">
      <style:graphic-properties draw:fill-color="#ffcccc" draw:textarea-horizontal-align="justify" draw:textarea-vertical-align="middle" draw:auto-grow-height="false" fo:min-height="0.543cm" fo:min-width="5.188cm"/>
    </style:style>
    <style:style style:name="gr13" style:family="graphic" style:parent-style-name="standard">
      <style:graphic-properties draw:fill-color="#ffcccc" draw:textarea-horizontal-align="justify" draw:textarea-vertical-align="middle" draw:auto-grow-height="false" fo:min-height="0.543cm" fo:min-width="3.469cm"/>
    </style:style>
    <style:style style:name="gr14" style:family="graphic" style:parent-style-name="standard">
      <style:graphic-properties draw:fill-color="#99ccff" draw:textarea-horizontal-align="justify" draw:textarea-vertical-align="top" draw:auto-grow-height="false" fo:min-height="2.042cm" fo:min-width="4.65cm"/>
    </style:style>
    <style:style style:name="gr15" style:family="graphic" style:parent-style-name="standard">
      <style:graphic-properties draw:fill-color="#cfe7f5" draw:textarea-horizontal-align="justify" draw:textarea-vertical-align="middle" draw:auto-grow-height="false" fo:min-height="0.475cm" fo:min-width="3.55cm"/>
    </style:style>
    <style:style style:name="gr16" style:family="graphic" style:parent-style-name="standard">
      <style:graphic-properties draw:fill-color="#cfe7f5" draw:textarea-horizontal-align="justify" draw:textarea-vertical-align="middle" draw:auto-grow-height="false" fo:min-height="0.312cm" fo:min-width="5.155cm"/>
    </style:style>
    <style:style style:name="gr17" style:family="graphic" style:parent-style-name="standard">
      <style:graphic-properties draw:fill-color="#99ccff" draw:textarea-horizontal-align="justify" draw:textarea-vertical-align="top" draw:auto-grow-height="false" fo:min-height="8.918cm" fo:min-width="16.606cm"/>
    </style:style>
    <style:style style:name="gr18" style:family="graphic" style:parent-style-name="standard">
      <style:graphic-properties draw:fill-color="#ffcccc" draw:textarea-horizontal-align="justify" draw:textarea-vertical-align="middle" draw:auto-grow-height="false" fo:min-height="0.543cm" fo:min-width="4.578cm"/>
    </style:style>
    <style:style style:name="gr19" style:family="graphic" style:parent-style-name="standard">
      <style:graphic-properties draw:fill-color="#ffcccc" draw:textarea-horizontal-align="justify" draw:textarea-vertical-align="middle" draw:auto-grow-height="false" fo:min-height="0.543cm" fo:min-width="4.579cm"/>
    </style:style>
    <style:style style:name="gr20" style:family="graphic" style:parent-style-name="standard">
      <style:graphic-properties draw:fill-color="#ffcccc" draw:textarea-horizontal-align="justify" draw:textarea-vertical-align="middle" draw:auto-grow-height="false" fo:min-height="0.543cm" fo:min-width="4.58cm"/>
    </style:style>
    <style:style style:name="gr21" style:family="graphic" style:parent-style-name="standard">
      <style:graphic-properties draw:fill-color="#cfe7f5" draw:textarea-horizontal-align="justify" draw:textarea-vertical-align="middle" draw:auto-grow-height="false" fo:min-height="0.312cm" fo:min-width="4.201cm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fo:min-height="0.312cm" fo:min-width="4.202cm"/>
    </style:style>
    <style:style style:name="gr23" style:family="graphic" style:parent-style-name="standard">
      <style:graphic-properties draw:fill-color="#99ccff" draw:textarea-horizontal-align="justify" draw:textarea-vertical-align="top" draw:auto-grow-height="false" fo:min-height="3.476cm" fo:min-width="11.163cm"/>
    </style:style>
    <style:style style:name="gr24" style:family="graphic" style:parent-style-name="standard">
      <style:graphic-properties draw:fill-color="#cfe7f5" draw:textarea-horizontal-align="justify" draw:textarea-vertical-align="middle" draw:auto-grow-height="false" fo:min-height="0.475cm" fo:min-width="3.073cm"/>
    </style:style>
    <style:style style:name="gr25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26" style:family="graphic" style:parent-style-name="standard">
      <style:graphic-properties draw:fill-color="#cfe7f5" draw:textarea-horizontal-align="justify" draw:textarea-vertical-align="middle" draw:auto-grow-height="false" fo:min-height="0.312cm" fo:min-width="4.52cm"/>
    </style:style>
    <style:style style:name="gr27" style:family="graphic" style:parent-style-name="standard">
      <style:graphic-properties draw:fill-color="#99ccff" draw:textarea-horizontal-align="justify" draw:textarea-vertical-align="top" draw:auto-grow-height="false" fo:min-height="2.615cm" fo:min-width="5.541cm"/>
    </style:style>
    <style:style style:name="gr28" style:family="graphic" style:parent-style-name="standard">
      <style:graphic-properties draw:fill-color="#99ccff" draw:textarea-horizontal-align="justify" draw:textarea-vertical-align="top" draw:auto-grow-height="false" fo:min-height="9.491cm" fo:min-width="17.813cm"/>
    </style:style>
    <style:style style:name="gr29" style:family="graphic" style:parent-style-name="standard">
      <style:graphic-properties draw:fill-color="#cfe7f5" draw:textarea-horizontal-align="justify" draw:textarea-vertical-align="middle" draw:auto-grow-height="false" fo:min-height="0.312cm" fo:min-width="4.519cm"/>
    </style:style>
    <style:style style:name="gr30" style:family="graphic" style:parent-style-name="standard">
      <style:graphic-properties draw:fill-color="#99ccff" draw:textarea-horizontal-align="justify" draw:textarea-vertical-align="top" draw:auto-grow-height="false" fo:min-height="1.756cm" fo:min-width="4.682cm"/>
    </style:style>
    <style:style style:name="gr31" style:family="graphic" style:parent-style-name="standard">
      <style:graphic-properties draw:fill-color="#cfe7f5" draw:textarea-horizontal-align="justify" draw:textarea-vertical-align="middle" draw:auto-grow-height="false" fo:min-height="0.475cm" fo:min-width="3.551cm"/>
    </style:style>
    <style:style style:name="gr32" style:family="graphic" style:parent-style-name="standard">
      <style:graphic-properties draw:fill-color="#99ccff" draw:textarea-horizontal-align="justify" draw:textarea-vertical-align="top" draw:auto-grow-height="false" fo:min-height="2.616cm" fo:min-width="10.62cm"/>
    </style:style>
    <style:style style:name="gr33" style:family="graphic" style:parent-style-name="standard">
      <style:graphic-properties draw:fill-color="#99ccff" draw:textarea-horizontal-align="justify" draw:textarea-vertical-align="top" draw:auto-grow-height="false" fo:min-height="2.042cm" fo:min-width="4.332cm"/>
    </style:style>
    <style:style style:name="gr34" style:family="graphic" style:parent-style-name="standard">
      <style:graphic-properties draw:fill-color="#99ccff" draw:textarea-horizontal-align="justify" draw:textarea-vertical-align="top" draw:auto-grow-height="false" fo:min-height="9.348cm" fo:min-width="17.512cm"/>
    </style:style>
    <style:style style:name="gr35" style:family="graphic" style:parent-style-name="standard">
      <style:graphic-properties draw:fill-color="#cfe7f5" draw:textarea-horizontal-align="justify" draw:textarea-vertical-align="middle" draw:auto-grow-height="false" fo:min-height="0.475cm" fo:min-width="3.709cm"/>
    </style:style>
    <style:style style:name="gr36" style:family="graphic" style:parent-style-name="standard">
      <style:graphic-properties draw:fill-color="#cfe7f5" draw:textarea-horizontal-align="justify" draw:textarea-vertical-align="middle" draw:auto-grow-height="false" fo:min-height="1.026cm" fo:min-width="3.174cm"/>
    </style:style>
    <style:style style:name="gr37" style:family="graphic" style:parent-style-name="standard">
      <style:graphic-properties draw:fill-color="#cfe7f5" draw:textarea-horizontal-align="justify" draw:textarea-vertical-align="middle" draw:auto-grow-height="false" fo:min-height="0.475cm" fo:min-width="4.502cm"/>
    </style:style>
    <style:style style:name="gr38" style:family="graphic" style:parent-style-name="standard">
      <style:graphic-properties draw:fill-color="#cfe7f5" draw:textarea-horizontal-align="justify" draw:textarea-vertical-align="middle" draw:auto-grow-height="false" fo:min-height="0.452cm" fo:min-width="4.505cm"/>
    </style:style>
    <style:style style:name="gr39" style:family="graphic" style:parent-style-name="standard">
      <style:graphic-properties draw:fill-color="#cfe7f5" draw:textarea-horizontal-align="justify" draw:textarea-vertical-align="middle" draw:auto-grow-height="false" fo:min-height="0.475cm" fo:min-width="3.708cm"/>
    </style:style>
    <style:style style:name="gr40" style:family="graphic" style:parent-style-name="standard">
      <style:graphic-properties draw:fill-color="#ffcccc" draw:textarea-horizontal-align="justify" draw:textarea-vertical-align="middle" draw:auto-grow-height="false" fo:min-height="0.543cm" fo:min-width="4.421cm"/>
    </style:style>
    <style:style style:name="gr41" style:family="graphic" style:parent-style-name="standard">
      <style:graphic-properties draw:fill-color="#99ccff" draw:textarea-horizontal-align="justify" draw:textarea-vertical-align="top" draw:auto-grow-height="false" fo:min-height="2.042cm" fo:min-width="5.602cm"/>
    </style:style>
    <style:style style:name="gr42" style:family="graphic" style:parent-style-name="standard">
      <style:graphic-properties draw:fill-color="#ffcccc" draw:textarea-horizontal-align="justify" draw:textarea-vertical-align="middle" draw:auto-grow-height="false" fo:min-height="0.543cm" fo:min-width="4.897cm"/>
    </style:style>
    <style:style style:name="gr43" style:family="graphic" style:parent-style-name="standard">
      <style:graphic-properties draw:fill-color="#99ccff" draw:textarea-horizontal-align="justify" draw:textarea-vertical-align="top" draw:auto-grow-height="false" fo:min-height="2.042cm" fo:min-width="12.269cm"/>
    </style:style>
    <style:style style:name="gr44" style:family="graphic" style:parent-style-name="standard">
      <style:graphic-properties draw:fill-color="#99ccff" draw:textarea-horizontal-align="justify" draw:textarea-vertical-align="top" draw:auto-grow-height="false" fo:min-height="3.476cm" fo:min-width="10.528cm"/>
    </style:style>
    <style:style style:name="gr45" style:family="graphic" style:parent-style-name="standard">
      <style:graphic-properties draw:fill-color="#99ccff" draw:textarea-horizontal-align="justify" draw:textarea-vertical-align="top" draw:auto-grow-height="false" fo:min-height="2.042cm" fo:min-width="4.809cm"/>
    </style:style>
    <style:style style:name="gr46" style:family="graphic" style:parent-style-name="standard">
      <style:graphic-properties draw:fill-color="#99ccff" draw:textarea-horizontal-align="justify" draw:textarea-vertical-align="top" draw:auto-grow-height="false" fo:min-height="2.615cm" fo:min-width="9.667cm"/>
    </style:style>
    <style:style style:name="gr47" style:family="graphic" style:parent-style-name="standard">
      <style:graphic-properties draw:fill-color="#cfe7f5" draw:textarea-horizontal-align="justify" draw:textarea-vertical-align="middle" draw:auto-grow-height="false" fo:min-height="0.475cm" fo:min-width="4.185cm"/>
    </style:style>
    <style:style style:name="gr48" style:family="graphic" style:parent-style-name="standard">
      <style:graphic-properties draw:fill-color="#ffcccc" draw:textarea-horizontal-align="justify" draw:textarea-vertical-align="middle" draw:auto-grow-height="false" fo:min-height="0.543cm" fo:min-width="1.723cm"/>
    </style:style>
    <style:style style:name="gr49" style:family="graphic" style:parent-style-name="standard">
      <style:graphic-properties draw:fill-color="#99ccff" draw:textarea-horizontal-align="justify" draw:textarea-vertical-align="top" draw:auto-grow-height="false" fo:min-height="10.924cm" fo:min-width="14.643cm"/>
    </style:style>
    <style:style style:name="gr50" style:family="graphic" style:parent-style-name="standard">
      <style:graphic-properties draw:fill-color="#cfe7f5" draw:textarea-horizontal-align="justify" draw:textarea-vertical-align="top" draw:auto-grow-height="false" fo:min-height="3.458cm" fo:min-width="5.608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ccffcc"/>
      <style:paragraph-properties fo:text-align="center"/>
      <style:text-properties style:font-name="Arial1" fo:font-size="10pt" style:font-size-asian="18pt" style:font-size-complex="18pt"/>
    </style:style>
    <style:style style:name="P4" style:family="paragraph">
      <loext:graphic-properties draw:fill-color="#ffcccc"/>
      <style:paragraph-properties fo:text-align="center"/>
      <style:text-properties style:font-name="Arial1" fo:font-size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1" fo:font-size="10pt" style:font-size-asian="18pt" style:font-size-complex="18pt"/>
    </style:style>
    <style:style style:name="T3" style:family="text">
      <style:text-properties style:font-name="Arial1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ore TestSuite Run Initialize" draw:style-name="dp1" draw:master-page-name="Default">
        <draw:custom-shape draw:style-name="gr1" draw:text-style-name="P2" draw:layer="layout" svg:width="18.415cm" svg:height="15.223cm" svg:x="1cm" svg:y="4.827cm">
          <text:p text:style-name="P1"><text:span text:style-name="T1">u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2" draw:id="id12" draw:layer="layout" svg:width="4.445cm" svg:height="1.27cm" svg:x="15.922cm" svg:y="13.382cm">
          <text:p text:style-name="P1"><text:span text:style-name="T2">UTC_Outcome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4.445cm" svg:height="1.27cm" svg:x="15.922cm" svg:y="17.192cm">
          <text:p text:style-name="P1"><text:span text:style-name="T2">UTC_Testcase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8" draw:id="id8" draw:layer="layout" svg:width="4.445cm" svg:height="1.27cm" svg:x="15.922cm" svg:y="15.922cm">
          <text:p text:style-name="P1"><text:span text:style-name="T2">UTC_Testsuite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" draw:id="id2" draw:layer="layout" svg:width="4.762cm" svg:height="0.793cm" svg:x="13.727cm" svg:y="11.638cm">
          <text:p text:style-name="P1"><text:span text:style-name="T3">g_Testsuite_Rec Record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4.651cm" svg:y1="11.292cm" svg:x2="13.727cm" svg:y2="12.034cm" draw:start-shape="id1" draw:start-glue-point="1" draw:end-shape="id2" draw:end-glue-point="3" svg:d="M4651 11292l9076 742" svg:viewBox="0 0 9077 743">
          <text:p/>
        </draw:connector>
        <draw:custom-shape draw:style-name="gr2" draw:text-style-name="P3" xml:id="id4" draw:id="id4" draw:layer="layout" svg:width="4.445cm" svg:height="1.27cm" svg:x="15.99cm" svg:y="18.462cm">
          <text:p text:style-name="P1"><text:span text:style-name="T2">All_Arguments Vie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0.683cm" svg:y1="17.357cm" svg:x2="15.99cm" svg:y2="19.097cm" draw:start-shape="id3" draw:start-glue-point="1" draw:end-shape="id4" svg:d="M10683 17357l5307 1740" svg:viewBox="0 0 5308 1741">
          <text:p/>
        </draw:connector>
        <draw:custom-shape draw:style-name="gr6" draw:text-style-name="P6" xml:id="id1" draw:id="id1" draw:layer="layout" svg:width="3.651cm" svg:height="0.855cm" draw:transform="skewX (-0.00593411945678072) rotate (-0.00628318530718033) translate (1cm 10.842cm)">
          <text:p text:style-name="P1"><text:span text:style-name="T1">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6.351cm" svg:height="4.763cm" svg:x="14.016cm" svg:y="4.034cm">
          <text:p text:style-name="P1"><text:span text:style-name="T1">ut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5" draw:id="id5" draw:layer="layout" svg:width="5.081cm" svg:height="0.803cm" draw:transform="skewX (-0.00628318530717958) rotate (-0.00628318530718033) translate (14.65cm 7.476cm)">
          <text:p text:style-name="P1"><text:span text:style-name="T1">Reset_Reporter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4.651cm" svg:y1="11.292cm" svg:x2="14.65cm" svg:y2="7.877cm" draw:start-shape="id1" draw:start-glue-point="1" draw:end-shape="id5" svg:d="M4651 11292l9999-3415" svg:viewBox="0 0 10000 3416">
          <text:p/>
        </draw:connector>
        <draw:custom-shape draw:style-name="gr2" draw:text-style-name="P3" xml:id="id23" draw:id="id23" draw:layer="layout" svg:width="4.445cm" svg:height="1.27cm" svg:x="15.922cm" svg:y="14.652cm">
          <text:p text:style-name="P1"><text:span text:style-name="T2">All_Objects Vie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4.762cm" svg:height="0.793cm" svg:x="14.65cm" svg:y="6.683cm">
          <text:p text:style-name="P1"><text:span text:style-name="T3">c_FAILURE Constan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4.651cm" svg:y1="11.292cm" svg:x2="14.65cm" svg:y2="7.079cm" draw:start-shape="id1" draw:end-shape="id6" draw:end-glue-point="3" svg:d="M4651 11292l9999-4213" svg:viewBox="0 0 10000 4214">
          <text:p/>
        </draw:connector>
        <draw:custom-shape draw:style-name="gr9" draw:text-style-name="P6" xml:id="id7" draw:id="id7" draw:layer="layout" svg:width="6.349cm" svg:height="0.622cm" draw:transform="skewX (-0.00645771823237902) rotate (-0.00628318530718033) translate (4.334cm 14.943cm)">
          <text:p text:style-name="P1"><text:span text:style-name="T1">Save_TestSuit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0.683cm" svg:y1="15.294cm" svg:x2="15.922cm" svg:y2="16.557cm" draw:start-shape="id7" draw:end-shape="id8" draw:end-glue-point="6" svg:d="M10683 15294l5239 1263" svg:viewBox="0 0 5240 1264">
          <text:p/>
        </draw:connector>
        <draw:connector draw:style-name="gr5" draw:text-style-name="P5" draw:layer="layout" draw:type="line" svg:x1="10.683cm" svg:y1="15.294cm" svg:x2="13.727cm" svg:y2="12.034cm" draw:start-shape="id7" draw:start-glue-point="1" draw:end-shape="id2" draw:end-glue-point="3" svg:d="M10683 15294l3044-3260" svg:viewBox="0 0 3045 3261">
          <text:p/>
        </draw:connector>
        <draw:custom-shape draw:style-name="gr4" draw:text-style-name="P4" xml:id="id9" draw:id="id9" draw:layer="layout" svg:width="4.762cm" svg:height="0.793cm" svg:x="14.651cm" svg:y="5.879cm">
          <text:p text:style-name="P1"><text:span text:style-name="T3">c_SUCCESS Constan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4.651cm" svg:y1="11.292cm" svg:x2="14.651cm" svg:y2="6.275cm" draw:start-shape="id1" draw:end-shape="id9" svg:d="M4651 11292l10000-5017" svg:viewBox="0 0 10001 5018">
          <text:p/>
        </draw:connector>
        <draw:custom-shape draw:style-name="gr4" draw:text-style-name="P4" xml:id="id10" draw:id="id10" draw:layer="layout" svg:width="4.762cm" svg:height="0.793cm" svg:x="14.65cm" svg:y="5.086cm">
          <text:p text:style-name="P1"><text:span text:style-name="T3">c_RUNNING Constan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4.651cm" svg:y1="11.292cm" svg:x2="14.65cm" svg:y2="5.482cm" draw:start-shape="id1" draw:end-shape="id10" svg:d="M4651 11292l9999-5810" svg:viewBox="0 0 10000 5811">
          <text:p/>
        </draw:connector>
        <draw:custom-shape draw:style-name="gr10" draw:text-style-name="P6" xml:id="id11" draw:id="id11" draw:layer="layout" svg:width="6.985cm" svg:height="1.882cm" draw:transform="skewX (-0.00645771823237902) rotate (-0.00628318530718033) translate (4.016cm 12.409cm)">
          <text:p text:style-name="P1"><text:span text:style-name="T1">Reset_TestSuit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1.001cm" svg:y1="13.394cm" svg:x2="13.727cm" svg:y2="12.034cm" draw:start-shape="id11" draw:start-glue-point="1" draw:end-shape="id2" draw:end-glue-point="3" svg:d="M11001 13394l2726-1360" svg:viewBox="0 0 2727 1361">
          <text:p/>
        </draw:connector>
        <draw:connector draw:style-name="gr5" draw:text-style-name="P5" draw:layer="layout" draw:type="line" svg:x1="11.001cm" svg:y1="13.394cm" svg:x2="15.922cm" svg:y2="14.017cm" draw:start-shape="id11" draw:end-shape="id12" draw:end-glue-point="6" svg:d="M11001 13394l4921 623" svg:viewBox="0 0 4922 624">
          <text:p/>
        </draw:connector>
        <draw:connector draw:style-name="gr5" draw:text-style-name="P5" draw:layer="layout" draw:type="line" svg:x1="11.001cm" svg:y1="13.394cm" svg:x2="15.922cm" svg:y2="16.557cm" draw:start-shape="id11" draw:end-shape="id8" draw:end-glue-point="6" svg:d="M11001 13394l4921 3163" svg:viewBox="0 0 4922 3164">
          <text:p/>
        </draw:connector>
        <draw:connector draw:style-name="gr5" draw:text-style-name="P5" draw:layer="layout" draw:type="line" svg:x1="11.001cm" svg:y1="13.394cm" svg:x2="15.922cm" svg:y2="17.827cm" draw:start-shape="id11" draw:start-glue-point="1" draw:end-shape="id13" draw:end-glue-point="6" svg:d="M11001 13394l4921 4433" svg:viewBox="0 0 4922 4434">
          <text:p/>
        </draw:connector>
        <draw:custom-shape draw:style-name="gr11" draw:text-style-name="P6" xml:id="id3" draw:id="id3" draw:layer="layout" svg:width="6.349cm" svg:height="0.622cm" draw:transform="skewX (-0.00645771823237902) rotate (-0.00628318530718033) translate (4.334cm 17.006cm)">
          <text:p text:style-name="P1"><text:span text:style-name="T1">Load_TestCase_Name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2.825cm" svg:y1="11.708cm" svg:x2="4.016cm" svg:y2="13.35cm" draw:start-shape="id1" draw:start-glue-point="2" draw:end-shape="id11" svg:d="M2825 11708l1191 1642" svg:viewBox="0 0 1192 1643">
          <text:p/>
        </draw:connector>
        <draw:connector draw:style-name="gr5" draw:text-style-name="P5" draw:layer="layout" draw:type="line" svg:x1="2.825cm" svg:y1="11.708cm" svg:x2="4.334cm" svg:y2="17.317cm" draw:start-shape="id1" draw:start-glue-point="2" draw:end-shape="id3" draw:end-glue-point="3" svg:d="M2825 11708l1509 5609" svg:viewBox="0 0 1510 5610">
          <text:p/>
        </draw:connector>
        <draw:custom-shape draw:style-name="gr12" draw:text-style-name="P4" xml:id="id14" draw:id="id14" draw:layer="layout" svg:width="5.688cm" svg:height="0.793cm" svg:x="13.727cm" svg:y="12.411cm">
          <text:p text:style-name="P1"><text:span text:style-name="T3">g_TestCase_Names_nt Collection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0.683cm" svg:y1="17.357cm" svg:x2="13.727cm" svg:y2="12.807cm" draw:start-shape="id3" draw:start-glue-point="1" draw:end-shape="id14" draw:end-glue-point="3" svg:d="M10683 17357l3044-4550" svg:viewBox="0 0 3045 4551">
          <text:p/>
        </draw:connector>
        <draw:connector draw:style-name="gr5" draw:text-style-name="P5" draw:layer="layout" draw:type="line" svg:x1="4.651cm" svg:y1="11.292cm" svg:x2="13.727cm" svg:y2="12.807cm" draw:start-shape="id1" draw:end-shape="id14" draw:end-glue-point="3" svg:d="M4651 11292l9076 1515" svg:viewBox="0 0 9077 1516">
          <text:p/>
        </draw:connector>
        <draw:custom-shape draw:style-name="gr13" draw:text-style-name="P4" xml:id="id15" draw:id="id15" draw:layer="layout" svg:width="3.969cm" svg:height="0.793cm" svg:x="13.727cm" svg:y="9.255cm">
          <text:p text:style-name="P1"><text:span text:style-name="T3">c_Init_Proc Constant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xml:id="id16" draw:id="id16" draw:layer="layout" svg:width="3.969cm" svg:height="0.793cm" svg:x="13.727cm" svg:y="10.049cm">
          <text:p text:style-name="P1"><text:span text:style-name="T3">c_Final_Proc Constan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4.651cm" svg:y1="11.292cm" svg:x2="13.727cm" svg:y2="9.651cm" draw:start-shape="id1" draw:start-glue-point="1" draw:end-shape="id15" draw:end-glue-point="3" svg:d="M4651 11292l9076-1641" svg:viewBox="0 0 9077 1642">
          <text:p/>
        </draw:connector>
        <draw:connector draw:style-name="gr5" draw:text-style-name="P5" draw:layer="layout" draw:type="line" svg:x1="4.651cm" svg:y1="11.292cm" svg:x2="13.727cm" svg:y2="10.445cm" draw:start-shape="id1" draw:start-glue-point="1" draw:end-shape="id16" svg:d="M4651 11292l9076-847" svg:viewBox="0 0 9077 848">
          <text:p/>
        </draw:connector>
        <draw:custom-shape draw:style-name="gr11" draw:text-style-name="P6" xml:id="id17" draw:id="id17" draw:layer="layout" svg:width="6.349cm" svg:height="0.622cm" draw:transform="skewX (-0.00645771823237902) rotate (-0.00628318530718033) translate (4.334cm 17.668cm)">
          <text:p text:style-name="P1"><text:span text:style-name="T1">Run_Pre_or_Pos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2.825cm" svg:y1="11.708cm" svg:x2="4.334cm" svg:y2="17.979cm" draw:start-shape="id1" draw:start-glue-point="2" draw:end-shape="id17" svg:d="M2825 11708l1509 6271" svg:viewBox="0 0 1510 6272">
          <text:p/>
        </draw:connector>
        <draw:connector draw:style-name="gr5" draw:text-style-name="P5" draw:layer="layout" draw:type="line" svg:x1="10.683cm" svg:y1="18.019cm" svg:x2="13.727cm" svg:y2="12.807cm" draw:start-shape="id17" draw:start-glue-point="1" draw:end-shape="id14" draw:end-glue-point="3" svg:d="M10683 18019l3044-5212" svg:viewBox="0 0 3045 5213">
          <text:p/>
        </draw:connector>
        <draw:custom-shape draw:style-name="gr14" draw:text-style-name="P2" draw:layer="layout" svg:width="5.398cm" svg:height="2.54cm" svg:x="14.97cm" svg:y="20.05cm">
          <text:p text:style-name="P1"><text:span text:style-name="T1">utCodeCoverage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19" draw:id="id19" draw:layer="layout" svg:width="4.128cm" svg:height="0.803cm" draw:transform="skewX (-0.00628318530717958) rotate (-0.00628318530718033) translate (15.605cm 21.165cm)">
          <text:p text:style-name="P1"><text:span text:style-name="T1">Start_Profiler 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xml:id="id18" draw:id="id18" draw:layer="layout" svg:width="6.349cm" svg:height="0.622cm" draw:transform="skewX (-0.00645771823237902) rotate (-0.00628318530718033) translate (4.334cm 16.344cm)">
          <text:p text:style-name="P1"><text:span text:style-name="T1">Start_Profile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0.683cm" svg:y1="16.695cm" svg:x2="15.605cm" svg:y2="21.566cm" draw:start-shape="id18" draw:start-glue-point="1" draw:end-shape="id19" draw:end-glue-point="3" svg:d="M10683 16695l4922 4871" svg:viewBox="0 0 4923 4872">
          <text:p/>
        </draw:connector>
        <draw:connector draw:style-name="gr5" draw:text-style-name="P5" draw:layer="layout" draw:type="line" svg:x1="2.825cm" svg:y1="11.708cm" svg:x2="4.334cm" svg:y2="16.655cm" draw:start-shape="id1" draw:start-glue-point="2" draw:end-shape="id18" draw:end-glue-point="3" svg:d="M2825 11708l1509 4947" svg:viewBox="0 0 1510 4948">
          <text:p/>
        </draw:connector>
        <draw:custom-shape draw:style-name="gr12" draw:text-style-name="P4" xml:id="id20" draw:id="id20" draw:layer="layout" svg:width="5.688cm" svg:height="0.793cm" svg:x="13.727cm" svg:y="10.842cm">
          <text:p text:style-name="P1"><text:span text:style-name="T3">g_Halt_on_Exception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4.651cm" svg:y1="11.292cm" svg:x2="13.727cm" svg:y2="11.238cm" draw:start-shape="id1" draw:start-glue-point="1" draw:end-shape="id20" svg:d="M4651 11292l9076-54" svg:viewBox="0 0 9077 55">
          <text:p/>
        </draw:connector>
        <draw:custom-shape draw:style-name="gr11" draw:text-style-name="P6" xml:id="id21" draw:id="id21" draw:layer="layout" svg:width="6.349cm" svg:height="0.622cm" draw:transform="skewX (-0.00645771823237902) rotate (-0.00628318530718033) translate (4.334cm 18.938cm)">
          <text:p text:style-name="P1"><text:span text:style-name="T1">Run_TestCase 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7.508cm" svg:y1="18.31cm" svg:x2="7.508cm" svg:y2="18.958cm" draw:start-shape="id17" draw:end-shape="id21" svg:d="M7508 18310v648" svg:viewBox="0 0 1 649">
          <text:p/>
        </draw:connector>
        <draw:custom-shape draw:style-name="gr16" draw:text-style-name="P6" xml:id="id22" draw:id="id22" draw:layer="layout" svg:width="5.715cm" svg:height="0.622cm" draw:transform="skewX (-0.00645771823237902) rotate (-0.00628318530718033) translate (4.651cm 13.338cm)">
          <text:p text:style-name="P1"><text:span text:style-name="T1">Set_TestSuite_Nam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0.366cm" svg:y1="13.685cm" svg:x2="15.922cm" svg:y2="15.287cm" draw:start-shape="id22" draw:start-glue-point="1" draw:end-shape="id23" draw:end-glue-point="6" svg:d="M10366 13685l5556 1602" svg:viewBox="0 0 5557 1603">
          <text:p/>
        </draw:connector>
        <draw:connector draw:style-name="gr5" draw:text-style-name="P5" draw:layer="layout" draw:type="line" svg:x1="7.508cm" svg:y1="14.313cm" svg:x2="7.508cm" svg:y2="14.963cm" draw:start-shape="id11" draw:start-glue-point="2" draw:end-shape="id7" draw:end-glue-point="0" svg:d="M7508 14313v650" svg:viewBox="0 0 1 651">
          <text:p/>
        </draw:connector>
        <draw:connector draw:style-name="gr5" draw:text-style-name="P5" draw:layer="layout" draw:type="line" svg:x1="7.508cm" svg:y1="16.364cm" svg:x2="7.508cm" svg:y2="15.585cm" draw:start-shape="id18" draw:start-glue-point="0" draw:end-shape="id7" draw:end-glue-point="2" svg:d="M7508 16364v-779" svg:viewBox="0 0 1 780">
          <text:p/>
        </draw:connector>
      </draw:page>
      <draw:page draw:name="Core TestSuite Run TestCase" draw:style-name="dp1" draw:master-page-name="Default">
        <draw:custom-shape draw:style-name="gr17" draw:text-style-name="P2" draw:layer="layout" svg:width="18.098cm" svg:height="10.16cm" svg:x="1.634cm" svg:y="10.525cm">
          <text:p text:style-name="P1"><text:span text:style-name="T1">u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1" draw:id="id31" draw:layer="layout" svg:width="4.445cm" svg:height="1.27cm" svg:x="7.191cm" svg:y="8.461cm">
          <text:p text:style-name="P1"><text:span text:style-name="T2">UTC_Outcome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4" draw:id="id34" draw:layer="layout" svg:width="4.445cm" svg:height="1.27cm" svg:x="13.7cm" svg:y="21.32cm">
          <text:p text:style-name="P1"><text:span text:style-name="T2">UTC_Testcase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6" draw:id="id26" draw:layer="layout" svg:width="4.762cm" svg:height="0.793cm" svg:x="13.566cm" svg:y="16.398cm">
          <text:p text:style-name="P1"><text:span text:style-name="T3">g_Testsuite_Rec Record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4" draw:id="id24" draw:layer="layout" svg:width="3.651cm" svg:height="0.855cm" draw:transform="skewX (-0.00593411945678072) rotate (-0.00628318530718033) translate (2.11cm 13.858cm)">
          <text:p text:style-name="P1"><text:span text:style-name="T1">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6.351cm" svg:height="4.763cm" svg:x="13.699cm" svg:y="10.207cm">
          <text:p text:style-name="P1"><text:span text:style-name="T1">ut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xml:id="id37" draw:id="id37" draw:layer="layout" svg:width="5.078cm" svg:height="0.793cm" svg:x="14.336cm" svg:y="11.391cm">
          <text:p text:style-name="P1"><text:span text:style-name="T3">c_FAILURE Constant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6" draw:id="id36" draw:layer="layout" svg:width="5.079cm" svg:height="0.793cm" svg:x="14.335cm" svg:y="13.77cm">
          <text:p text:style-name="P1"><text:span text:style-name="T3">c_SUCCESS Constant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32" draw:id="id32" draw:layer="layout" svg:width="5.08cm" svg:height="0.793cm" svg:x="14.334cm" svg:y="12.977cm">
          <text:p text:style-name="P1"><text:span text:style-name="T3">c_RUNNING Constan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3" draw:id="id33" draw:layer="layout" svg:width="5.688cm" svg:height="0.793cm" svg:x="13.566cm" svg:y="15.605cm">
          <text:p text:style-name="P1"><text:span text:style-name="T3">g_TestCase_Names_nt Collect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xml:id="id25" draw:id="id25" draw:layer="layout" svg:width="4.761cm" svg:height="0.622cm" draw:transform="skewX (-0.00645771823237902) rotate (-0.00628318530718033) translate (5.195cm 15.093cm)">
          <text:p text:style-name="P1"><text:span text:style-name="T1">Run_TestCase 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3.935cm" svg:y1="14.724cm" svg:x2="5.195cm" svg:y2="15.404cm" draw:start-shape="id24" draw:start-glue-point="2" draw:end-shape="id25" svg:d="M3935 14724l1260 680" svg:viewBox="0 0 1261 681">
          <text:p/>
        </draw:connector>
        <draw:connector draw:style-name="gr5" draw:text-style-name="P5" draw:layer="layout" draw:type="line" svg:x1="9.956cm" svg:y1="15.434cm" svg:x2="13.566cm" svg:y2="16.794cm" draw:start-shape="id25" draw:start-glue-point="1" draw:end-shape="id26" draw:end-glue-point="3" svg:d="M9956 15434l3610 1360" svg:viewBox="0 0 3611 1361">
          <text:p/>
        </draw:connector>
        <draw:custom-shape draw:style-name="gr21" draw:text-style-name="P6" xml:id="id27" draw:id="id27" draw:layer="layout" svg:width="4.761cm" svg:height="0.622cm" draw:transform="skewX (-0.00645771823237902) rotate (-0.00628318530718033) translate (5.195cm 16.794cm)">
          <text:p text:style-name="P1"><text:span text:style-name="T1">Skip_TestCase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3.935cm" svg:y1="14.724cm" svg:x2="5.195cm" svg:y2="17.105cm" draw:start-shape="id24" draw:start-glue-point="2" draw:end-shape="id27" draw:end-glue-point="3" svg:d="M3935 14724l1260 2381" svg:viewBox="0 0 1261 2382">
          <text:p/>
        </draw:connector>
        <draw:custom-shape draw:style-name="gr4" draw:text-style-name="P4" xml:id="id28" draw:id="id28" draw:layer="layout" svg:width="4.762cm" svg:height="0.793cm" svg:x="13.603cm" svg:y="17.191cm">
          <text:p text:style-name="P1"><text:span text:style-name="T3">g_Testcase_Rec Record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9.956cm" svg:y1="15.434cm" svg:x2="13.603cm" svg:y2="17.587cm" draw:start-shape="id25" draw:start-glue-point="1" draw:end-shape="id28" draw:end-glue-point="3" svg:d="M9956 15434l3647 2153" svg:viewBox="0 0 3648 2154">
          <text:p/>
        </draw:connector>
        <draw:custom-shape draw:style-name="gr22" draw:text-style-name="P6" xml:id="id29" draw:id="id29" draw:layer="layout" svg:width="4.762cm" svg:height="0.622cm" draw:transform="skewX (-0.00645771823237902) rotate (-0.00628318530718033) translate (13.604cm 19.097cm)">
          <text:p text:style-name="P1"><text:span text:style-name="T1">Save_TestCas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9.956cm" svg:y1="15.434cm" svg:x2="13.604cm" svg:y2="19.408cm" draw:start-shape="id25" draw:start-glue-point="1" draw:end-shape="id29" draw:end-glue-point="3" svg:d="M9956 15434l3648 3974" svg:viewBox="0 0 3649 3975">
          <text:p/>
        </draw:connector>
        <draw:custom-shape draw:style-name="gr12" draw:text-style-name="P4" xml:id="id30" draw:id="id30" draw:layer="layout" svg:width="5.688cm" svg:height="0.793cm" svg:x="13.631cm" svg:y="17.984cm">
          <text:p text:style-name="P1"><text:span text:style-name="T3">g_Last_Outcome_Seq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9.956cm" svg:y1="15.434cm" svg:x2="13.631cm" svg:y2="18.38cm" draw:start-shape="id25" draw:start-glue-point="1" draw:end-shape="id30" draw:end-glue-point="3" svg:d="M9956 15434l3675 2946" svg:viewBox="0 0 3676 2947">
          <text:p/>
        </draw:connector>
        <draw:connector draw:style-name="gr5" draw:text-style-name="P5" draw:layer="layout" draw:type="line" svg:x1="7.575cm" svg:y1="15.108cm" svg:x2="9.414cm" svg:y2="9.731cm" draw:start-shape="id25" draw:start-glue-point="0" draw:end-shape="id31" draw:end-glue-point="8" svg:d="M7575 15108l1839-5377" svg:viewBox="0 0 1840 5378">
          <text:p/>
        </draw:connector>
        <draw:connector draw:style-name="gr5" draw:text-style-name="P5" draw:layer="layout" draw:type="line" svg:x1="9.956cm" svg:y1="15.434cm" svg:x2="14.334cm" svg:y2="13.373cm" draw:start-shape="id25" draw:end-shape="id32" draw:end-glue-point="3" svg:d="M9956 15434l4378-2061" svg:viewBox="0 0 4379 2062">
          <text:p/>
        </draw:connector>
        <draw:connector draw:style-name="gr5" draw:text-style-name="P5" draw:layer="layout" draw:type="line" svg:x1="9.956cm" svg:y1="17.135cm" svg:x2="13.566cm" svg:y2="16.001cm" draw:start-shape="id27" draw:start-glue-point="1" draw:end-shape="id33" draw:end-glue-point="3" svg:d="M9956 17135l3610-1134" svg:viewBox="0 0 3611 1135">
          <text:p/>
        </draw:connector>
        <draw:connector draw:style-name="gr5" draw:text-style-name="P5" draw:layer="layout" draw:type="line" svg:x1="9.956cm" svg:y1="17.135cm" svg:x2="13.604cm" svg:y2="19.408cm" draw:start-shape="id27" draw:start-glue-point="1" draw:end-shape="id29" svg:d="M9956 17135l3648 2273" svg:viewBox="0 0 3649 2274">
          <text:p/>
        </draw:connector>
        <draw:connector draw:style-name="gr5" draw:text-style-name="P5" draw:layer="layout" draw:type="line" svg:x1="15.985cm" svg:y1="19.734cm" svg:x2="15.923cm" svg:y2="21.32cm" draw:start-shape="id29" draw:start-glue-point="2" draw:end-shape="id34" draw:end-glue-point="4" svg:d="M15985 19734l-62 1586" svg:viewBox="0 0 63 1587">
          <text:p/>
        </draw:connector>
        <draw:custom-shape draw:style-name="gr18" draw:text-style-name="P4" xml:id="id35" draw:id="id35" draw:layer="layout" svg:width="5.078cm" svg:height="0.793cm" svg:x="14.336cm" svg:y="12.184cm">
          <text:p text:style-name="P1"><text:span text:style-name="T3">c_SKIPPED Constan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9.956cm" svg:y1="17.135cm" svg:x2="14.336cm" svg:y2="12.58cm" draw:start-shape="id27" draw:start-glue-point="1" draw:end-shape="id35" draw:end-glue-point="3" svg:d="M9956 17135l4380-4555" svg:viewBox="0 0 4381 4556">
          <text:p/>
        </draw:connector>
        <draw:connector draw:style-name="gr5" draw:text-style-name="P5" draw:layer="layout" draw:type="line" svg:x1="9.956cm" svg:y1="17.135cm" svg:x2="13.566cm" svg:y2="16.794cm" draw:start-shape="id27" draw:start-glue-point="1" draw:end-shape="id26" draw:end-glue-point="3" svg:d="M9956 17135l3610-341" svg:viewBox="0 0 3611 342">
          <text:p/>
        </draw:connector>
        <draw:connector draw:style-name="gr5" draw:text-style-name="P5" draw:layer="layout" draw:type="line" svg:x1="9.956cm" svg:y1="17.135cm" svg:x2="13.603cm" svg:y2="17.587cm" draw:start-shape="id27" draw:start-glue-point="1" draw:end-shape="id28" draw:end-glue-point="3" svg:d="M9956 17135l3647 452" svg:viewBox="0 0 3648 453">
          <text:p/>
        </draw:connector>
        <draw:connector draw:style-name="gr5" draw:text-style-name="P5" draw:layer="layout" draw:type="line" svg:x1="9.956cm" svg:y1="15.434cm" svg:x2="14.335cm" svg:y2="14.166cm" draw:start-shape="id25" draw:start-glue-point="1" draw:end-shape="id36" draw:end-glue-point="3" svg:d="M9956 15434l4379-1268" svg:viewBox="0 0 4380 1269">
          <text:p/>
        </draw:connector>
        <draw:connector draw:style-name="gr5" draw:text-style-name="P5" draw:layer="layout" draw:type="line" svg:x1="9.956cm" svg:y1="15.434cm" svg:x2="14.336cm" svg:y2="11.787cm" draw:start-shape="id25" draw:start-glue-point="1" draw:end-shape="id37" svg:d="M9956 15434l4380-3647" svg:viewBox="0 0 4381 3648">
          <text:p/>
        </draw:connector>
        <draw:custom-shape draw:style-name="gr23" draw:text-style-name="P2" draw:layer="layout" svg:width="12.065cm" svg:height="4.128cm" svg:x="1cm" svg:y="3.54cm">
          <text:p text:style-name="P1"><text:span text:style-name="T1">ut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xml:id="id42" draw:id="id42" draw:layer="layout" svg:width="3.651cm" svg:height="0.803cm" draw:transform="skewX (-0.00628318530717958) rotate (-0.00628318530718033) translate (3.46cm 12.281cm)">
          <text:p text:style-name="P1"><text:span text:style-name="T1">Report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xml:id="id38" draw:id="id38" draw:layer="layout" svg:width="3.968cm" svg:height="0.803cm" draw:transform="skewX (-0.00628318530717958) rotate (-0.00628318530718033) translate (8.143cm 4.617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xml:id="id40" draw:id="id40" draw:layer="layout" svg:width="3.968cm" svg:height="0.803cm" draw:transform="skewX (-0.00628318530717958) rotate (-0.00628318530718033) translate (8.143cm 5.376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8.143cm" svg:y1="5.018cm" svg:x2="5.444cm" svg:y2="6.03cm" draw:start-shape="id38" draw:end-shape="id39" draw:end-glue-point="1" svg:d="M8143 5018l-2699 1012" svg:viewBox="0 0 2700 1013">
          <text:p/>
        </draw:connector>
        <draw:connector draw:style-name="gr5" draw:text-style-name="P5" draw:layer="layout" draw:type="line" svg:x1="8.143cm" svg:y1="5.777cm" svg:x2="5.444cm" svg:y2="6.03cm" draw:start-shape="id40" draw:end-shape="id39" draw:end-glue-point="1" svg:d="M8143 5777l-2699 253" svg:viewBox="0 0 2700 254">
          <text:p/>
        </draw:connector>
        <draw:custom-shape draw:style-name="gr25" draw:text-style-name="P6" xml:id="id41" draw:id="id41" draw:layer="layout" svg:width="3.968cm" svg:height="0.803cm" draw:transform="skewX (-0.00628318530717958) rotate (-0.00628318530718033) translate (8.143cm 6.522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8.143cm" svg:y1="6.923cm" svg:x2="5.444cm" svg:y2="6.03cm" draw:start-shape="id41" draw:end-shape="id39" draw:end-glue-point="1" svg:d="M8143 6923l-2699-893" svg:viewBox="0 0 2700 894">
          <text:p/>
        </draw:connector>
        <draw:custom-shape draw:style-name="gr25" draw:text-style-name="P6" xml:id="id39" draw:id="id39" draw:layer="layout" svg:width="3.968cm" svg:height="0.803cm" draw:transform="skewX (-0.00628318530717958) rotate (-0.00628318530718033) translate (1.476cm 5.604cm)">
          <text:p text:style-name="P1"><text:span text:style-name="T1">Report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3.46cm" svg:y1="6.419cm" svg:x2="5.285cm" svg:y2="12.292cm" draw:start-shape="id39" draw:start-glue-point="2" draw:end-shape="id42" draw:end-glue-point="0" svg:d="M3460 6419l1825 5873" svg:viewBox="0 0 1826 5874">
          <text:p/>
        </draw:connector>
        <draw:connector draw:style-name="gr5" draw:text-style-name="P5" draw:layer="layout" draw:type="line" svg:x1="7.111cm" svg:y1="12.705cm" svg:x2="9.414cm" svg:y2="9.731cm" draw:start-shape="id42" draw:end-shape="id31" draw:end-glue-point="8" svg:d="M7111 12705l2303-2974" svg:viewBox="0 0 2304 2975">
          <text:p/>
        </draw:connector>
        <draw:connector draw:style-name="gr5" draw:text-style-name="P5" draw:layer="layout" draw:type="line" svg:x1="7.111cm" svg:y1="12.705cm" svg:x2="13.566cm" svg:y2="16.001cm" draw:start-shape="id42" draw:start-glue-point="1" draw:end-shape="id33" draw:end-glue-point="3" svg:d="M7111 12705l6455 3296" svg:viewBox="0 0 6456 3297">
          <text:p/>
        </draw:connector>
        <draw:custom-shape draw:style-name="gr26" draw:text-style-name="P6" xml:id="id43" draw:id="id43" draw:layer="layout" svg:width="5.08cm" svg:height="0.622cm" draw:transform="skewX (-0.00645771823237902) rotate (-0.00628318530718033) translate (2.11cm 13.204cm)">
          <text:p text:style-name="P1"><text:span text:style-name="T1">Run_Pre_or_Pos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7.19cm" svg:y1="13.547cm" svg:x2="7.575cm" svg:y2="15.108cm" draw:start-shape="id43" draw:start-glue-point="1" draw:end-shape="id25" draw:end-glue-point="0" svg:d="M7190 13547l385 1561" svg:viewBox="0 0 386 1562">
          <text:p/>
        </draw:connector>
        <draw:custom-shape draw:style-name="gr27" draw:text-style-name="P2" draw:layer="layout" svg:width="6.351cm" svg:height="3.175cm" svg:x="13.698cm" svg:y="6.715cm">
          <text:p text:style-name="P1"><text:span text:style-name="T1">utCodeCoverage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xml:id="id44" draw:id="id44" draw:layer="layout" svg:width="5.081cm" svg:height="0.803cm" draw:transform="skewX (-0.00628318530717958) rotate (-0.00628318530718033) translate (14.333cm 7.822cm)">
          <text:p text:style-name="P1"><text:span text:style-name="T1">Pause_Profiler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9.956cm" svg:y1="15.434cm" svg:x2="14.333cm" svg:y2="8.223cm" draw:start-shape="id25" draw:start-glue-point="1" draw:end-shape="id44" draw:end-glue-point="3" svg:d="M9956 15434l4377-7211" svg:viewBox="0 0 4378 7212">
          <text:p/>
        </draw:connector>
        <draw:custom-shape draw:style-name="gr8" draw:text-style-name="P6" xml:id="id45" draw:id="id45" draw:layer="layout" svg:width="5.081cm" svg:height="0.803cm" draw:transform="skewX (-0.00628318530717958) rotate (-0.00628318530718033) translate (14.333cm 8.651cm)">
          <text:p text:style-name="P1"><text:span text:style-name="T1">Resume_Profiler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9.956cm" svg:y1="15.434cm" svg:x2="14.333cm" svg:y2="9.052cm" draw:start-shape="id25" draw:start-glue-point="1" draw:end-shape="id45" draw:end-glue-point="3" svg:d="M9956 15434l4377-6382" svg:viewBox="0 0 4378 6383">
          <text:p/>
        </draw:connector>
      </draw:page>
      <draw:page draw:name="Core TestSuite Run Cleanup" draw:style-name="dp1" draw:master-page-name="Default">
        <draw:custom-shape draw:style-name="gr28" draw:text-style-name="P2" draw:layer="layout" svg:width="19.367cm" svg:height="10.795cm" svg:x="1cm" svg:y="6.105cm">
          <text:p text:style-name="P1"><text:span text:style-name="T1">u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5" draw:id="id55" draw:layer="layout" svg:width="4.445cm" svg:height="1.27cm" svg:x="1.635cm" svg:y="17.535cm">
          <text:p text:style-name="P1"><text:span text:style-name="T2">UTC_Testcase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0" draw:id="id50" draw:layer="layout" svg:width="4.445cm" svg:height="1.27cm" svg:x="15.605cm" svg:y="17.535cm">
          <text:p text:style-name="P1"><text:span text:style-name="T2">UTC_Testsuite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1" draw:id="id51" draw:layer="layout" svg:width="4.762cm" svg:height="0.793cm" svg:x="15.225cm" svg:y="10.25cm">
          <text:p text:style-name="P1"><text:span text:style-name="T3">g_Testsuite_Rec Rec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6" xml:id="id47" draw:id="id47" draw:layer="layout" svg:width="5.079cm" svg:height="0.622cm" draw:transform="skewX (-0.00645771823237902) rotate (-0.00628318530718033) translate (7.986cm 15.702cm)">
          <text:p text:style-name="P1"><text:span text:style-name="T1">Stop_Profile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5.603cm" svg:y1="11.392cm" svg:x2="7.986cm" svg:y2="16.013cm" draw:start-shape="id46" draw:start-glue-point="1" draw:end-shape="id47" draw:end-glue-point="3" svg:d="M5603 11392l2383 4621" svg:viewBox="0 0 2384 4622">
          <text:p/>
        </draw:connector>
        <draw:custom-shape draw:style-name="gr7" draw:text-style-name="P2" draw:layer="layout" svg:width="6.351cm" svg:height="4.763cm" svg:x="14.335cm" svg:y="4.835cm">
          <text:p text:style-name="P1"><text:span text:style-name="T1">ut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xml:id="id48" draw:id="id48" draw:layer="layout" svg:width="5.08cm" svg:height="0.793cm" svg:x="14.97cm" svg:y="7.484cm">
          <text:p text:style-name="P1"><text:span text:style-name="T3">c_FAILURE Constan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603cm" svg:y1="11.392cm" svg:x2="14.97cm" svg:y2="7.88cm" draw:start-shape="id46" draw:start-glue-point="1" draw:end-shape="id48" draw:end-glue-point="3" svg:d="M5603 11392l9367-3512" svg:viewBox="0 0 9368 3513">
          <text:p/>
        </draw:connector>
        <draw:custom-shape draw:style-name="gr29" draw:text-style-name="P6" xml:id="id49" draw:id="id49" draw:layer="layout" svg:width="5.079cm" svg:height="0.622cm" draw:transform="skewX (-0.00645771823237902) rotate (-0.00628318530718033) translate (7.986cm 15.08cm)">
          <text:p text:style-name="P1"><text:span text:style-name="T1">Save_TestSuit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5.603cm" svg:y1="11.392cm" svg:x2="7.986cm" svg:y2="15.391cm" draw:start-shape="id46" draw:start-glue-point="1" draw:end-shape="id49" draw:end-glue-point="3" svg:d="M5603 11392l2383 3999" svg:viewBox="0 0 2384 4000">
          <text:p/>
        </draw:connector>
        <draw:connector draw:style-name="gr5" draw:text-style-name="P5" draw:layer="layout" draw:type="line" svg:x1="13.065cm" svg:y1="15.423cm" svg:x2="15.605cm" svg:y2="18.17cm" draw:start-shape="id49" draw:start-glue-point="1" draw:end-shape="id50" draw:end-glue-point="6" svg:d="M13065 15423l2540 2747" svg:viewBox="0 0 2541 2748">
          <text:p/>
        </draw:connector>
        <draw:connector draw:style-name="gr5" draw:text-style-name="P5" draw:layer="layout" draw:type="line" svg:x1="13.065cm" svg:y1="15.423cm" svg:x2="15.225cm" svg:y2="10.646cm" draw:start-shape="id49" draw:start-glue-point="1" draw:end-shape="id51" draw:end-glue-point="3" svg:d="M13065 15423l2160-4777" svg:viewBox="0 0 2161 4778">
          <text:p/>
        </draw:connector>
        <draw:custom-shape draw:style-name="gr20" draw:text-style-name="P4" xml:id="id52" draw:id="id52" draw:layer="layout" svg:width="5.08cm" svg:height="0.793cm" svg:x="14.97cm" svg:y="6.691cm">
          <text:p text:style-name="P1"><text:span text:style-name="T3">c_SUCCESS Constan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603cm" svg:y1="11.392cm" svg:x2="14.97cm" svg:y2="7.087cm" draw:start-shape="id46" draw:start-glue-point="1" draw:end-shape="id52" draw:end-glue-point="3" svg:d="M5603 11392l9367-4305" svg:viewBox="0 0 9368 4306">
          <text:p/>
        </draw:connector>
        <draw:custom-shape draw:style-name="gr8" draw:text-style-name="P6" xml:id="id53" draw:id="id53" draw:layer="layout" svg:width="5.081cm" svg:height="0.803cm" draw:transform="skewX (-0.00628318530717958) rotate (-0.00628318530718033) translate (14.969cm 8.277cm)">
          <text:p text:style-name="P1"><text:span text:style-name="T1">Run_Act_Reporter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5.603cm" svg:y1="11.392cm" svg:x2="14.969cm" svg:y2="8.678cm" draw:start-shape="id46" draw:start-glue-point="1" draw:end-shape="id53" draw:end-glue-point="3" svg:d="M5603 11392l9366-2714" svg:viewBox="0 0 9367 2715">
          <text:p/>
        </draw:connector>
        <draw:custom-shape draw:style-name="gr20" draw:text-style-name="P4" xml:id="id54" draw:id="id54" draw:layer="layout" svg:width="5.08cm" svg:height="0.793cm" svg:x="14.97cm" svg:y="5.898cm">
          <text:p text:style-name="P1"><text:span text:style-name="T3">c_RUNNING Const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5.603cm" svg:y1="11.392cm" svg:x2="14.97cm" svg:y2="6.294cm" draw:start-shape="id46" draw:start-glue-point="1" draw:end-shape="id54" svg:d="M5603 11392l9367-5098" svg:viewBox="0 0 9368 5099">
          <text:p/>
        </draw:connector>
        <draw:connector draw:style-name="gr5" draw:text-style-name="P5" draw:layer="layout" draw:type="line" svg:x1="3.777cm" svg:y1="11.808cm" svg:x2="3.858cm" svg:y2="17.535cm" draw:start-shape="id46" draw:start-glue-point="2" draw:end-shape="id55" draw:end-glue-point="4" svg:d="M3777 11808l81 5727" svg:viewBox="0 0 82 5728">
          <text:p/>
        </draw:connector>
        <draw:custom-shape draw:style-name="gr30" draw:text-style-name="P2" draw:layer="layout" svg:width="5.398cm" svg:height="2.222cm" svg:x="14.652cm" svg:y="19.415cm">
          <text:p text:style-name="P1"><text:span text:style-name="T1">utCodeCoverage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xml:id="id56" draw:id="id56" draw:layer="layout" svg:width="4.129cm" svg:height="0.803cm" draw:transform="skewX (-0.00628318530717958) rotate (-0.00628318530718033) translate (15.287cm 20.526cm)">
          <text:p text:style-name="P1"><text:span text:style-name="T1">Stop_Profiler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0.525cm" svg:y1="16.34cm" svg:x2="15.287cm" svg:y2="20.927cm" draw:start-shape="id47" draw:start-glue-point="2" draw:end-shape="id56" svg:d="M10525 16340l4762 4587" svg:viewBox="0 0 4763 4588">
          <text:p/>
        </draw:connector>
        <draw:connector draw:style-name="gr5" draw:text-style-name="P5" draw:layer="layout" draw:type="line" svg:x1="5.603cm" svg:y1="11.392cm" svg:x2="15.225cm" svg:y2="10.646cm" draw:start-shape="id46" draw:start-glue-point="1" draw:end-shape="id51" draw:end-glue-point="3" svg:d="M5603 11392l9622-746" svg:viewBox="0 0 9623 747">
          <text:p/>
        </draw:connector>
        <draw:custom-shape draw:style-name="gr26" draw:text-style-name="P6" xml:id="id57" draw:id="id57" draw:layer="layout" svg:width="5.08cm" svg:height="0.622cm" draw:transform="skewX (-0.00645771823237902) rotate (-0.00628318530718033) translate (7.986cm 12.277cm)">
          <text:p text:style-name="P1"><text:span text:style-name="T1">Run_Pre_or_Pos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6" xml:id="id58" draw:id="id58" draw:layer="layout" svg:width="5.08cm" svg:height="0.622cm" draw:transform="skewX (-0.00645771823237902) rotate (-0.00628318530718033) translate (7.986cm 13.547cm)">
          <text:p text:style-name="P1"><text:span text:style-name="T1">Run_TestCase 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0.526cm" svg:y1="12.915cm" svg:x2="10.526cm" svg:y2="13.563cm" draw:start-shape="id57" draw:end-shape="id58" svg:d="M10526 12915v648" svg:viewBox="0 0 1 649">
          <text:p/>
        </draw:connector>
        <draw:custom-shape draw:style-name="gr6" draw:text-style-name="P6" xml:id="id46" draw:id="id46" draw:layer="layout" svg:width="3.651cm" svg:height="0.855cm" draw:transform="skewX (-0.00593411945678072) rotate (-0.00628318530718033) translate (1.952cm 10.942cm)">
          <text:p text:style-name="P1"><text:span text:style-name="T1">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5.603cm" svg:y1="11.392cm" svg:x2="7.986cm" svg:y2="12.588cm" draw:start-shape="id46" draw:start-glue-point="1" draw:end-shape="id57" draw:end-glue-point="3" svg:d="M5603 11392l2383 1196" svg:viewBox="0 0 2384 1197">
          <text:p/>
        </draw:connector>
        <draw:connector draw:style-name="gr5" draw:text-style-name="P5" draw:layer="layout" draw:type="line" svg:x1="13.066cm" svg:y1="12.62cm" svg:x2="14.335cm" svg:y2="14.756cm" draw:start-shape="id57" draw:start-glue-point="1" draw:end-shape="id59" draw:end-glue-point="3" svg:d="M13066 12620l1269 2136" svg:viewBox="0 0 1270 2137">
          <text:p/>
        </draw:connector>
        <draw:custom-shape draw:style-name="gr12" draw:text-style-name="P4" xml:id="id59" draw:id="id59" draw:layer="layout" svg:width="5.688cm" svg:height="0.793cm" svg:x="14.335cm" svg:y="14.36cm">
          <text:p text:style-name="P1"><text:span text:style-name="T3">g_TestCase_Names_nt Collection</text:span></text:p>
          <draw:enhanced-geometry svg:viewBox="0 0 21600 21600" draw:type="rectangle" draw:enhanced-path="M 0 0 L 21600 0 21600 21600 0 21600 0 0 Z N"/>
        </draw:custom-shape>
      </draw:page>
      <draw:page draw:name="Core TestSuite Report" draw:style-name="dp1" draw:master-page-name="Default">
        <draw:custom-shape draw:style-name="gr32" draw:text-style-name="P2" draw:layer="layout" svg:width="11.43cm" svg:height="3.176cm" svg:x="1cm" svg:y="5.445cm">
          <text:p text:style-name="P1"><text:span text:style-name="T1">ut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5.08cm" svg:height="2.54cm" svg:x="3.54cm" svg:y="1.635cm">
          <text:p text:style-name="P1"><text:span text:style-name="T1">u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draw:layer="layout" svg:width="19.05cm" svg:height="10.636cm" svg:x="1cm" svg:y="11.16cm">
          <text:p text:style-name="P1"><text:span text:style-name="T1">utOutputReport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2" draw:id="id62" draw:layer="layout" svg:width="4.445cm" svg:height="1.27cm" svg:x="15.287cm" svg:y="6.715cm">
          <text:p text:style-name="P1"><text:span text:style-name="T2">UTC_Outcome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3" draw:id="id63" draw:layer="layout" svg:width="4.445cm" svg:height="1.27cm" svg:x="15.287cm" svg:y="7.986cm">
          <text:p text:style-name="P1"><text:span text:style-name="T2">UTC_Testcase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1" draw:id="id61" draw:layer="layout" svg:width="4.445cm" svg:height="1.27cm" svg:x="15.287cm" svg:y="9.256cm">
          <text:p text:style-name="P1"><text:span text:style-name="T2">UTC_Testsuite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6" xml:id="id60" draw:id="id60" draw:layer="layout" svg:width="4.287cm" svg:height="0.803cm" draw:transform="skewX (-0.00628318530717958) rotate (-0.00628318530718033) translate (2.11cm 11.722cm)">
          <text:p text:style-name="P1"><text:span text:style-name="T1">Show_All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6.397cm" svg:y1="12.15cm" svg:x2="15.287cm" svg:y2="9.891cm" draw:start-shape="id60" draw:start-glue-point="1" draw:end-shape="id61" draw:end-glue-point="6" svg:d="M6397 12150l8890-2259" svg:viewBox="0 0 8891 2260">
          <text:p/>
        </draw:connector>
        <draw:connector draw:style-name="gr5" draw:text-style-name="P5" draw:layer="layout" draw:type="line" svg:x1="6.397cm" svg:y1="12.15cm" svg:x2="15.287cm" svg:y2="7.35cm" draw:start-shape="id60" draw:start-glue-point="1" draw:end-shape="id62" draw:end-glue-point="6" svg:d="M6397 12150l8890-4800" svg:viewBox="0 0 8891 4801">
          <text:p/>
        </draw:connector>
        <draw:custom-shape draw:style-name="gr4" draw:text-style-name="P4" xml:id="id64" draw:id="id64" draw:layer="layout" svg:width="4.762cm" svg:height="0.793cm" svg:x="14.335cm" svg:y="13.455cm">
          <text:p text:style-name="P1"><text:span text:style-name="T3">g_Testsuite_Rec Record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.397cm" svg:y1="12.15cm" svg:x2="15.287cm" svg:y2="8.621cm" draw:start-shape="id60" draw:start-glue-point="1" draw:end-shape="id63" draw:end-glue-point="6" svg:d="M6397 12150l8890-3529" svg:viewBox="0 0 8891 3530">
          <text:p/>
        </draw:connector>
        <draw:connector draw:style-name="gr5" draw:text-style-name="P5" draw:layer="layout" draw:type="line" svg:x1="6.397cm" svg:y1="12.15cm" svg:x2="14.335cm" svg:y2="13.851cm" draw:start-shape="id60" draw:start-glue-point="1" draw:end-shape="id64" draw:end-glue-point="3" svg:d="M6397 12150l7938 1701" svg:viewBox="0 0 7939 1702">
          <text:p/>
        </draw:connector>
        <draw:custom-shape draw:style-name="gr4" draw:text-style-name="P4" xml:id="id67" draw:id="id67" draw:layer="layout" svg:width="4.762cm" svg:height="0.793cm" svg:x="7.033cm" svg:y="6.397cm">
          <text:p text:style-name="P1"><text:span text:style-name="T3">g_Act_Reporter Variable</text:span></text:p>
          <draw:enhanced-geometry svg:viewBox="0 0 21600 21600" draw:type="rectangle" draw:enhanced-path="M 0 0 L 21600 0 21600 21600 0 21600 0 0 Z N"/>
        </draw:custom-shape>
        <draw:custom-shape draw:style-name="gr36" draw:text-style-name="P6" xml:id="id65" draw:id="id65" draw:layer="layout" svg:width="3.81cm" svg:height="1.412cm" draw:transform="skewX (-0.00645771823237902) rotate (-0.00628318530718033) translate (1.635cm 6.554cm)">
          <text:p text:style-name="P1"><text:span text:style-name="T1">Run_Act_Reporter</text:span></text:p>
          <text:p text:style-name="P1"><text:span text:style-name="T1">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3.54cm" svg:y1="7.978cm" svg:x2="4.253cm" svg:y2="11.735cm" draw:start-shape="id65" draw:start-glue-point="2" draw:end-shape="id60" draw:end-glue-point="0" svg:d="M3540 7978l713 3757" svg:viewBox="0 0 714 3758">
          <text:p/>
        </draw:connector>
        <draw:connector draw:style-name="gr5" draw:text-style-name="P5" draw:layer="layout" draw:type="line" svg:x1="6cm" svg:y1="3.686cm" svg:x2="3.54cm" svg:y2="6.566cm" draw:start-shape="id66" draw:start-glue-point="2" draw:end-shape="id65" draw:end-glue-point="0" svg:d="M6000 3686l-2460 2880" svg:viewBox="0 0 2461 2881">
          <text:p/>
        </draw:connector>
        <draw:connector draw:style-name="gr5" draw:text-style-name="P5" draw:layer="layout" draw:type="line" svg:x1="5.445cm" svg:y1="7.284cm" svg:x2="7.033cm" svg:y2="6.793cm" draw:start-shape="id65" draw:start-glue-point="1" draw:end-shape="id67" svg:d="M5445 7284l1588-491" svg:viewBox="0 0 1589 492">
          <text:p/>
        </draw:connector>
        <draw:custom-shape draw:style-name="gr2" draw:text-style-name="P3" xml:id="id69" draw:id="id69" draw:layer="layout" svg:width="4.445cm" svg:height="1.27cm" svg:x="14.652cm" svg:y="22.748cm">
          <text:p text:style-name="P1"><text:span text:style-name="T2">Plsql_Profiler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xml:id="id68" draw:id="id68" draw:layer="layout" svg:width="5.08cm" svg:height="0.803cm" draw:transform="skewX (-0.00628318530717958) rotate (-0.00628318530718033) translate (5.285cm 19.818cm)">
          <text:p text:style-name="P1"><text:span text:style-name="T1">Show_Coverage Procedure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0.365cm" svg:y1="20.251cm" svg:x2="14.652cm" svg:y2="23.383cm" draw:start-shape="id68" draw:start-glue-point="1" draw:end-shape="id69" svg:d="M10365 20251l4287 3132" svg:viewBox="0 0 4288 3133">
          <text:p/>
        </draw:connector>
        <draw:connector draw:style-name="gr5" draw:text-style-name="P5" draw:layer="layout" draw:type="line" svg:x1="4.253cm" svg:y1="12.538cm" svg:x2="5.285cm" svg:y2="20.219cm" draw:start-shape="id60" draw:start-glue-point="2" draw:end-shape="id68" svg:d="M4253 12538l1032 7681" svg:viewBox="0 0 1033 7682">
          <text:p/>
        </draw:connector>
        <draw:custom-shape draw:style-name="gr38" draw:text-style-name="P6" xml:id="id70" draw:id="id70" draw:layer="layout" svg:width="5.081cm" svg:height="0.778cm" draw:transform="skewX (-0.00645771823237902) rotate (-0.00628318530718033) translate (5.284cm 13.382cm)">
          <text:p text:style-name="P1"><text:span text:style-name="T1">Before_Results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6" xml:id="id71" draw:id="id71" draw:layer="layout" svg:width="4.286cm" svg:height="0.803cm" draw:transform="skewX (-0.00628318530717958) rotate (-0.00628318530718033) translate (14.652cm 14.883cm)">
          <text:p text:style-name="P1"><text:span text:style-name="T1">Show_Banner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4.253cm" svg:y1="12.538cm" svg:x2="5.285cm" svg:y2="13.771cm" draw:start-shape="id60" draw:start-glue-point="2" draw:end-shape="id70" svg:d="M4253 12538l1032 1233" svg:viewBox="0 0 1033 1234">
          <text:p/>
        </draw:connector>
        <draw:connector draw:style-name="gr5" draw:text-style-name="P5" draw:layer="layout" draw:type="line" svg:x1="10.365cm" svg:y1="13.803cm" svg:x2="14.652cm" svg:y2="15.284cm" draw:start-shape="id70" draw:start-glue-point="1" draw:end-shape="id71" draw:end-glue-point="3" svg:d="M10365 13803l4287 1481" svg:viewBox="0 0 4288 1482">
          <text:p/>
        </draw:connector>
        <draw:custom-shape draw:style-name="gr40" draw:text-style-name="P4" xml:id="id72" draw:id="id72" draw:layer="layout" svg:width="4.921cm" svg:height="0.793cm" svg:x="14.335cm" svg:y="16.239cm">
          <text:p text:style-name="P1"><text:span text:style-name="T3">g_No_Results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0.365cm" svg:y1="13.803cm" svg:x2="14.335cm" svg:y2="16.635cm" draw:start-shape="id70" draw:start-glue-point="1" draw:end-shape="id72" draw:end-glue-point="3" svg:d="M10365 13803l3970 2832" svg:viewBox="0 0 3971 2833">
          <text:p/>
        </draw:connector>
        <draw:custom-shape draw:style-name="gr41" draw:text-style-name="P2" draw:layer="layout" svg:width="6.35cm" svg:height="2.54cm" svg:x="14.176cm" svg:y="19.573cm">
          <text:p text:style-name="P1"><text:span text:style-name="T1">utCodeCoverage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6" xml:id="id73" draw:id="id73" draw:layer="layout" svg:width="5.08cm" svg:height="0.803cm" draw:transform="skewX (-0.00628318530717958) rotate (-0.00628318530718033) translate (14.811cm 20.682cm)">
          <text:p text:style-name="P1"><text:span text:style-name="T1">Calc_Pct_Coverage 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0.365cm" svg:y1="20.251cm" svg:x2="14.811cm" svg:y2="21.083cm" draw:start-shape="id68" draw:start-glue-point="1" draw:end-shape="id73" draw:end-glue-point="3" svg:d="M10365 20251l4446 832" svg:viewBox="0 0 4447 833">
          <text:p/>
        </draw:connector>
        <draw:custom-shape draw:style-name="gr4" draw:text-style-name="P4" xml:id="id74" draw:id="id74" draw:layer="layout" svg:width="4.762cm" svg:height="0.793cm" svg:x="7.032cm" svg:y="7.19cm">
          <text:p text:style-name="P1"><text:span text:style-name="T3">c_SUCCESS Constant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6.397cm" svg:y1="12.15cm" svg:x2="9.413cm" svg:y2="7.983cm" draw:start-shape="id60" draw:end-shape="id74" draw:end-glue-point="2" svg:d="M6397 12150l3016-4167" svg:viewBox="0 0 3017 4168">
          <text:p/>
        </draw:connector>
        <draw:custom-shape draw:style-name="gr42" draw:text-style-name="P4" xml:id="id76" draw:id="id76" draw:layer="layout" svg:width="5.397cm" svg:height="0.793cm" svg:x="13.7cm" svg:y="12.661cm">
          <text:p text:style-name="P1"><text:span text:style-name="T3">g_Show_Failures_Only Variable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xml:id="id75" draw:id="id75" draw:layer="layout" svg:width="5.081cm" svg:height="0.778cm" draw:transform="skewX (-0.00645771823237902) rotate (-0.00628318530718033) translate (5.283cm 15.667cm)">
          <text:p text:style-name="P1"><text:span text:style-name="T1">After_Results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0.364cm" svg:y1="16.088cm" svg:x2="13.7cm" svg:y2="13.057cm" draw:start-shape="id75" draw:start-glue-point="1" draw:end-shape="id76" draw:end-glue-point="3" svg:d="M10364 16088l3336-3031" svg:viewBox="0 0 3337 3032">
          <text:p/>
        </draw:connector>
        <draw:connector draw:style-name="gr5" draw:text-style-name="P5" draw:layer="layout" draw:type="line" svg:x1="6.397cm" svg:y1="12.15cm" svg:x2="13.7cm" svg:y2="13.057cm" draw:start-shape="id60" draw:start-glue-point="1" draw:end-shape="id76" svg:d="M6397 12150l7303 907" svg:viewBox="0 0 7304 908">
          <text:p/>
        </draw:connector>
        <draw:custom-shape draw:style-name="gr38" draw:text-style-name="P6" xml:id="id78" draw:id="id78" draw:layer="layout" svg:width="5.081cm" svg:height="0.778cm" draw:transform="skewX (-0.00645771823237902) rotate (-0.00628318530718033) translate (5.285cm 14.857cm)">
          <text:p text:style-name="P1"><text:span text:style-name="T1">Show_Result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6" xml:id="id77" draw:id="id77" draw:layer="layout" svg:width="5.081cm" svg:height="0.778cm" draw:transform="skewX (-0.00645771823237902) rotate (-0.00628318530718033) translate (5.284cm 14.047cm)">
          <text:p text:style-name="P1"><text:span text:style-name="T1">Show_Failure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4.253cm" svg:y1="12.538cm" svg:x2="5.285cm" svg:y2="14.436cm" draw:start-shape="id60" draw:start-glue-point="2" draw:end-shape="id77" svg:d="M4253 12538l1032 1898" svg:viewBox="0 0 1033 1899">
          <text:p/>
        </draw:connector>
        <draw:connector draw:style-name="gr5" draw:text-style-name="P5" draw:layer="layout" draw:type="line" svg:x1="4.253cm" svg:y1="12.538cm" svg:x2="5.286cm" svg:y2="15.246cm" draw:start-shape="id60" draw:start-glue-point="2" draw:end-shape="id78" draw:end-glue-point="3" svg:d="M4253 12538l1033 2708" svg:viewBox="0 0 1034 2709">
          <text:p/>
        </draw:connector>
        <draw:custom-shape draw:style-name="gr38" draw:text-style-name="P6" xml:id="id79" draw:id="id79" draw:layer="layout" svg:width="5.081cm" svg:height="0.778cm" draw:transform="skewX (-0.00645771823237902) rotate (-0.00628318530718033) translate (5.285cm 17.144cm)">
          <text:p text:style-name="P1"><text:span text:style-name="T1">Before_Errors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4.253cm" svg:y1="12.538cm" svg:x2="5.284cm" svg:y2="16.056cm" draw:start-shape="id60" draw:start-glue-point="2" draw:end-shape="id75" draw:end-glue-point="3" svg:d="M4253 12538l1031 3518" svg:viewBox="0 0 1032 3519">
          <text:p/>
        </draw:connector>
        <draw:custom-shape draw:style-name="gr38" draw:text-style-name="P6" xml:id="id82" draw:id="id82" draw:layer="layout" svg:width="5.081cm" svg:height="0.778cm" draw:transform="skewX (-0.00645771823237902) rotate (-0.00628318530718033) translate (5.284cm 17.811cm)">
          <text:p text:style-name="P1"><text:span text:style-name="T1">Show_Error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4.253cm" svg:y1="12.538cm" svg:x2="5.286cm" svg:y2="17.533cm" draw:start-shape="id60" draw:start-glue-point="2" draw:end-shape="id79" draw:end-glue-point="3" svg:d="M4253 12538l1033 4995" svg:viewBox="0 0 1034 4996">
          <text:p/>
        </draw:connector>
        <draw:custom-shape draw:style-name="gr38" draw:text-style-name="P6" xml:id="id80" draw:id="id80" draw:layer="layout" svg:width="5.081cm" svg:height="0.778cm" draw:transform="skewX (-0.00645771823237902) rotate (-0.00628318530718033) translate (5.284cm 18.589cm)">
          <text:p text:style-name="P1"><text:span text:style-name="T1">After_Errors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4.253cm" svg:y1="12.538cm" svg:x2="5.285cm" svg:y2="18.978cm" draw:start-shape="id60" draw:start-glue-point="2" draw:end-shape="id80" svg:d="M4253 12538l1032 6440" svg:viewBox="0 0 1033 6441">
          <text:p/>
        </draw:connector>
        <draw:connector draw:style-name="gr5" draw:text-style-name="P5" draw:layer="layout" draw:type="line" svg:x1="10.366cm" svg:y1="15.278cm" svg:x2="14.335cm" svg:y2="16.635cm" draw:start-shape="id78" draw:start-glue-point="1" draw:end-shape="id72" draw:end-glue-point="3" svg:d="M10366 15278l3969 1357" svg:viewBox="0 0 3970 1358">
          <text:p/>
        </draw:connector>
        <draw:connector draw:style-name="gr5" draw:text-style-name="P5" draw:layer="layout" draw:type="line" svg:x1="10.365cm" svg:y1="19.01cm" svg:x2="14.335cm" svg:y2="17.43cm" draw:start-shape="id80" draw:start-glue-point="1" draw:end-shape="id81" draw:end-glue-point="3" svg:d="M10365 19010l3970-1580" svg:viewBox="0 0 3971 1581">
          <text:p/>
        </draw:connector>
        <draw:connector draw:style-name="gr5" draw:text-style-name="P5" draw:layer="layout" draw:type="line" svg:x1="10.365cm" svg:y1="18.232cm" svg:x2="14.335cm" svg:y2="17.43cm" draw:start-shape="id82" draw:start-glue-point="1" draw:end-shape="id81" draw:end-glue-point="3" svg:d="M10365 18232l3970-802" svg:viewBox="0 0 3971 803">
          <text:p/>
        </draw:connector>
        <draw:connector draw:style-name="gr5" draw:text-style-name="P5" draw:layer="layout" draw:type="line" svg:x1="10.366cm" svg:y1="17.565cm" svg:x2="14.335cm" svg:y2="17.43cm" draw:start-shape="id79" draw:start-glue-point="1" draw:end-shape="id81" draw:end-glue-point="3" svg:d="M10366 17565l3969-135" svg:viewBox="0 0 3970 136">
          <text:p/>
        </draw:connector>
        <draw:connector draw:style-name="gr5" draw:text-style-name="P5" draw:layer="layout" draw:type="line" svg:x1="10.364cm" svg:y1="16.088cm" svg:x2="14.335cm" svg:y2="16.635cm" draw:start-shape="id75" draw:start-glue-point="1" draw:end-shape="id72" draw:end-glue-point="3" svg:d="M10364 16088l3971 547" svg:viewBox="0 0 3972 548">
          <text:p/>
        </draw:connector>
        <draw:connector draw:style-name="gr5" draw:text-style-name="P5" draw:layer="layout" draw:type="line" svg:x1="10.365cm" svg:y1="14.468cm" svg:x2="14.335cm" svg:y2="16.635cm" draw:start-shape="id77" draw:start-glue-point="1" draw:end-shape="id72" draw:end-glue-point="3" svg:d="M10365 14468l3970 2167" svg:viewBox="0 0 3971 2168">
          <text:p/>
        </draw:connector>
        <draw:custom-shape draw:style-name="gr40" draw:text-style-name="P4" xml:id="id81" draw:id="id81" draw:layer="layout" svg:width="4.921cm" svg:height="0.793cm" svg:x="14.335cm" svg:y="17.034cm">
          <text:p text:style-name="P1"><text:span text:style-name="T3">g_No_Test_Errors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7.824cm" svg:y1="13.398cm" svg:x2="9.413cm" svg:y2="7.983cm" draw:start-shape="id70" draw:start-glue-point="0" draw:end-shape="id74" draw:end-glue-point="2" svg:d="M7824 13398l1589-5415" svg:viewBox="0 0 1590 5416">
          <text:p/>
        </draw:connector>
        <draw:connector draw:style-name="gr5" draw:text-style-name="P5" draw:layer="layout" draw:type="line" svg:x1="4.253cm" svg:y1="12.538cm" svg:x2="5.285cm" svg:y2="18.2cm" draw:start-shape="id60" draw:start-glue-point="2" draw:end-shape="id82" svg:d="M4253 12538l1032 5662" svg:viewBox="0 0 1033 5663">
          <text:p/>
        </draw:connector>
        <draw:connector draw:style-name="gr5" draw:text-style-name="P5" draw:layer="layout" draw:type="line" svg:x1="10.365cm" svg:y1="13.803cm" svg:x2="14.335cm" svg:y2="13.851cm" draw:start-shape="id70" draw:start-glue-point="1" draw:end-shape="id64" draw:end-glue-point="3" svg:d="M10365 13803l3970 48" svg:viewBox="0 0 3971 49">
          <text:p/>
        </draw:connector>
        <draw:connector draw:style-name="gr5" draw:text-style-name="P5" draw:layer="layout" draw:type="line" svg:x1="10.365cm" svg:y1="20.251cm" svg:x2="14.335cm" svg:y2="13.851cm" draw:start-shape="id68" draw:start-glue-point="1" draw:end-shape="id64" draw:end-glue-point="3" svg:d="M10365 20251l3970-6400" svg:viewBox="0 0 3971 6401">
          <text:p/>
        </draw:connector>
        <draw:custom-shape draw:style-name="gr6" draw:text-style-name="P6" xml:id="id66" draw:id="id66" draw:layer="layout" svg:width="3.651cm" svg:height="0.855cm" draw:transform="skewX (-0.00593411945678072) rotate (-0.00628318530718033) translate (4.175cm 2.82cm)">
          <text:p text:style-name="P1"><text:span text:style-name="T1">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Core Ad-Hoc Display (No TestSuite)" draw:style-name="dp1" draw:master-page-name="Default">
        <draw:custom-shape draw:style-name="gr43" draw:text-style-name="P2" draw:layer="layout" svg:width="13.017cm" svg:height="2.54cm" svg:x="4.969cm" svg:y="9.585cm">
          <text:p text:style-name="P1"><text:span text:style-name="T1">u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" draw:layer="layout" svg:width="11.43cm" svg:height="4.128cm" svg:x="1cm" svg:y="4.187cm">
          <text:p text:style-name="P1"><text:span text:style-name="T1">ut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xml:id="id87" draw:id="id87" draw:layer="layout" svg:width="3.968cm" svg:height="0.803cm" draw:transform="skewX (-0.00628318530717958) rotate (-0.00628318530718033) translate (6.08cm 10.672cm)">
          <text:p text:style-name="P1"><text:span text:style-name="T1">Report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xml:id="id83" draw:id="id83" draw:layer="layout" svg:width="3.968cm" svg:height="0.803cm" draw:transform="skewX (-0.00628318530717958) rotate (-0.00628318530718033) translate (1.634cm 5.252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xml:id="id85" draw:id="id85" draw:layer="layout" svg:width="3.968cm" svg:height="0.803cm" draw:transform="skewX (-0.00628318530717958) rotate (-0.00628318530718033) translate (1.634cm 6.011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5.602cm" svg:y1="5.678cm" svg:x2="7.827cm" svg:y2="7.399cm" draw:start-shape="id83" draw:end-shape="id84" svg:d="M5602 5678l2225 1721" svg:viewBox="0 0 2226 1722">
          <text:p/>
        </draw:connector>
        <draw:connector draw:style-name="gr5" draw:text-style-name="P5" draw:layer="layout" draw:type="line" svg:x1="5.602cm" svg:y1="6.437cm" svg:x2="7.827cm" svg:y2="7.399cm" draw:start-shape="id85" draw:end-shape="id84" draw:end-glue-point="3" svg:d="M5602 6437l2225 962" svg:viewBox="0 0 2226 963">
          <text:p/>
        </draw:connector>
        <draw:custom-shape draw:style-name="gr25" draw:text-style-name="P6" xml:id="id86" draw:id="id86" draw:layer="layout" svg:width="3.968cm" svg:height="0.803cm" draw:transform="skewX (-0.00628318530717958) rotate (-0.00628318530718033) translate (1.634cm 7.157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5.602cm" svg:y1="7.583cm" svg:x2="7.827cm" svg:y2="7.399cm" draw:start-shape="id86" draw:end-shape="id84" svg:d="M5602 7583l2225-184" svg:viewBox="0 0 2226 185">
          <text:p/>
        </draw:connector>
        <draw:custom-shape draw:style-name="gr4" draw:text-style-name="P4" xml:id="id88" draw:id="id88" draw:layer="layout" svg:width="4.762cm" svg:height="0.793cm" svg:x="12.748cm" svg:y="10.696cm">
          <text:p text:style-name="P1"><text:span text:style-name="T3">g_Testsuite_Rec Record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0.048cm" svg:y1="11.098cm" svg:x2="12.748cm" svg:y2="11.092cm" draw:start-shape="id87" draw:start-glue-point="1" draw:end-shape="id88" draw:end-glue-point="3" svg:d="M10048 11098l2700-6" svg:viewBox="0 0 2701 7">
          <text:p/>
        </draw:connector>
        <draw:custom-shape draw:style-name="gr25" draw:text-style-name="P6" xml:id="id84" draw:id="id84" draw:layer="layout" svg:width="3.968cm" svg:height="0.803cm" draw:transform="skewX (-0.00628318530717958) rotate (-0.00628318530718033) translate (7.827cm 6.998cm)">
          <text:p text:style-name="P1"><text:span text:style-name="T1">Report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9.811cm" svg:y1="7.813cm" svg:x2="8.064cm" svg:y2="10.684cm" draw:start-shape="id84" draw:start-glue-point="2" draw:end-shape="id87" draw:end-glue-point="0" svg:d="M9811 7813l-1747 2871" svg:viewBox="0 0 1748 2872">
          <text:p/>
        </draw:connector>
        <draw:custom-shape draw:style-name="gr45" draw:text-style-name="P2" draw:layer="layout" svg:width="5.557cm" svg:height="2.54cm" svg:x="0.999cm" svg:y="13.077cm">
          <text:p text:style-name="P1"><text:span text:style-name="T1">ut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xml:id="id89" draw:id="id89" draw:layer="layout" svg:width="3.968cm" svg:height="0.803cm" draw:transform="skewX (-0.00628318530717958) rotate (-0.00628318530718033) translate (1.634cm 14.188cm)">
          <text:p text:style-name="P1"><text:span text:style-name="T1">Show_Result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" draw:layer="layout" svg:width="5.557cm" svg:height="2.54cm" svg:x="5.445cm" svg:y="18.462cm">
          <text:p text:style-name="P1"><text:span text:style-name="T1">utOutputReport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6" xml:id="id90" draw:id="id90" draw:layer="layout" svg:width="3.968cm" svg:height="0.803cm" draw:transform="skewX (-0.00628318530717958) rotate (-0.00628318530718033) translate (6.24cm 19.573cm)">
          <text:p text:style-name="P1"><text:span text:style-name="T1">Show_Result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8.064cm" svg:y1="11.487cm" svg:x2="5.602cm" svg:y2="14.614cm" draw:start-shape="id87" draw:start-glue-point="2" draw:end-shape="id89" draw:end-glue-point="1" svg:d="M8064 11487l-2462 3127" svg:viewBox="0 0 2463 3128">
          <text:p/>
        </draw:connector>
        <draw:connector draw:style-name="gr5" draw:text-style-name="P5" draw:layer="layout" draw:type="line" svg:x1="3.618cm" svg:y1="15.003cm" svg:x2="6.24cm" svg:y2="19.974cm" draw:start-shape="id89" draw:start-glue-point="2" draw:end-shape="id90" draw:end-glue-point="3" svg:d="M3618 15003l2622 4971" svg:viewBox="0 0 2623 4972">
          <text:p/>
        </draw:connector>
        <draw:custom-shape draw:style-name="gr46" draw:text-style-name="P2" draw:layer="layout" svg:width="10.477cm" svg:height="3.175cm" svg:x="9.89cm" svg:y="14.665cm">
          <text:p text:style-name="P1"><text:span text:style-name="T1">utCodeCoverage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6" xml:id="id91" draw:id="id91" draw:layer="layout" svg:width="4.763cm" svg:height="0.803cm" draw:transform="skewX (-0.00628318530717958) rotate (-0.00628318530718033) translate (11cm 15.737cm)">
          <text:p text:style-name="P1"><text:span text:style-name="T1">Pause_Profiler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4" xml:id="id92" draw:id="id92" draw:layer="layout" svg:width="2.223cm" svg:height="0.793cm" svg:x="17.668cm" svg:y="15.776cm">
          <text:p text:style-name="P1"><text:span text:style-name="T3">g_runid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5.763cm" svg:y1="16.168cm" svg:x2="17.668cm" svg:y2="16.172cm" draw:start-shape="id91" draw:start-glue-point="1" draw:end-shape="id92" draw:end-glue-point="3" svg:d="M15763 16168l1905 4" svg:viewBox="0 0 1906 5">
          <text:p/>
        </draw:connector>
        <draw:connector draw:style-name="gr5" draw:text-style-name="P5" draw:layer="layout" draw:type="line" svg:x1="8.064cm" svg:y1="11.487cm" svg:x2="11cm" svg:y2="16.138cm" draw:start-shape="id87" draw:start-glue-point="2" draw:end-shape="id91" draw:end-glue-point="3" svg:d="M8064 11487l2936 4651" svg:viewBox="0 0 2937 4652">
          <text:p/>
        </draw:connector>
        <draw:custom-shape draw:style-name="gr47" draw:text-style-name="P6" xml:id="id93" draw:id="id93" draw:layer="layout" svg:width="4.763cm" svg:height="0.803cm" draw:transform="skewX (-0.00628318530717958) rotate (-0.00628318530718033) translate (11.001cm 16.54cm)">
          <text:p text:style-name="P1"><text:span text:style-name="T1">Resume_Profiler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15.764cm" svg:y1="16.971cm" svg:x2="17.668cm" svg:y2="16.172cm" draw:start-shape="id93" draw:start-glue-point="1" draw:end-shape="id92" draw:end-glue-point="3" svg:d="M15764 16971l1904-799" svg:viewBox="0 0 1905 800">
          <text:p/>
        </draw:connector>
        <draw:connector draw:style-name="gr5" draw:text-style-name="P5" draw:layer="layout" draw:type="line" svg:x1="8.064cm" svg:y1="11.487cm" svg:x2="11.001cm" svg:y2="16.941cm" draw:start-shape="id87" draw:start-glue-point="2" draw:end-shape="id93" draw:end-glue-point="3" svg:d="M8064 11487l2937 5454" svg:viewBox="0 0 2938 5455">
          <text:p/>
        </draw:connector>
      </draw:page>
      <draw:page draw:name="Core Code Coverage" draw:style-name="dp1" draw:master-page-name="Default">
        <draw:custom-shape draw:style-name="gr49" draw:text-style-name="P2" draw:layer="layout" svg:width="16.351cm" svg:height="12.382cm" svg:x="1cm" svg:y="6.715cm">
          <text:p text:style-name="P1"><text:span text:style-name="T1">utCodeCoverage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6" xml:id="id99" draw:id="id99" draw:layer="layout" svg:width="5.08cm" svg:height="0.803cm" draw:transform="skewX (-0.00628318530717958) rotate (-0.00628318530718033) translate (2.111cm 17.51cm)">
          <text:p text:style-name="P1"><text:span text:style-name="T1">Calc_Pct_Coverage 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" xml:id="id105" draw:id="id105" draw:layer="layout" svg:width="4.921cm" svg:height="0.793cm" svg:x="11.795cm" svg:y="12.747cm">
          <text:p text:style-name="P1"><text:span text:style-name="T3">g_RunID Variabl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7" draw:id="id97" draw:layer="layout" svg:width="4.445cm" svg:height="1.27cm" svg:x="15.922cm" svg:y="17.51cm">
          <text:p text:style-name="P1"><text:span text:style-name="T2">Plsql_Profiler_Data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6" draw:id="id96" draw:layer="layout" svg:width="4.445cm" svg:height="1.27cm" svg:x="15.922cm" svg:y="16.24cm">
          <text:p text:style-name="P1"><text:span text:style-name="T2">Plsql_Profiler_Uni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xml:id="id98" draw:id="id98" draw:layer="layout" svg:width="5.08cm" svg:height="0.803cm" draw:transform="skewX (-0.00628318530717958) rotate (-0.00628318530718033) translate (8.275cm 17.575cm)">
          <text:p text:style-name="P1"><text:span text:style-name="T1">Trigger_Offset 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95" draw:id="id95" draw:layer="layout" svg:width="4.445cm" svg:height="1.27cm" svg:x="15.763cm" svg:y="19.415cm">
          <text:p text:style-name="P1"><text:span text:style-name="T2">All_Source Vie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94" draw:id="id94" draw:layer="layout" svg:width="4.445cm" svg:height="1.27cm" svg:x="8.62cm" svg:y="19.573cm">
          <text:p text:style-name="P1"><text:span text:style-name="T2">UTC_CodeCoverage Vie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13.065cm" svg:y1="20.208cm" svg:x2="15.763cm" svg:y2="20.05cm" draw:start-shape="id94" draw:end-shape="id95" draw:end-glue-point="6" svg:d="M13065 20208l2698-158" svg:viewBox="0 0 2699 159">
          <text:p/>
        </draw:connector>
        <draw:connector draw:style-name="gr5" draw:text-style-name="P5" draw:layer="layout" draw:type="line" svg:x1="13.065cm" svg:y1="20.208cm" svg:x2="15.922cm" svg:y2="16.875cm" draw:start-shape="id94" draw:start-glue-point="10" draw:end-shape="id96" draw:end-glue-point="6" svg:d="M13065 20208l2857-3333" svg:viewBox="0 0 2858 3334">
          <text:p/>
        </draw:connector>
        <draw:connector draw:style-name="gr5" draw:text-style-name="P5" draw:layer="layout" draw:type="line" svg:x1="13.065cm" svg:y1="20.208cm" svg:x2="15.922cm" svg:y2="18.145cm" draw:start-shape="id94" draw:start-glue-point="10" draw:end-shape="id97" draw:end-glue-point="6" svg:d="M13065 20208l2857-2063" svg:viewBox="0 0 2858 2064">
          <text:p/>
        </draw:connector>
        <draw:connector draw:style-name="gr5" draw:text-style-name="P5" draw:layer="layout" draw:type="line" svg:x1="10.843cm" svg:y1="19.573cm" svg:x2="10.815cm" svg:y2="18.394cm" draw:start-shape="id94" draw:start-glue-point="4" draw:end-shape="id98" draw:end-glue-point="2" svg:d="M10843 19573l-28-1179" svg:viewBox="0 0 29 1180">
          <text:p/>
        </draw:connector>
        <draw:connector draw:style-name="gr5" draw:text-style-name="P5" draw:layer="layout" draw:type="line" svg:x1="13.355cm" svg:y1="18.008cm" svg:x2="15.763cm" svg:y2="20.05cm" draw:start-shape="id98" draw:end-shape="id95" draw:end-glue-point="6" svg:d="M13355 18008l2408 2042" svg:viewBox="0 0 2409 2043">
          <text:p/>
        </draw:connector>
        <draw:custom-shape draw:style-name="gr2" draw:text-style-name="P3" xml:id="id100" draw:id="id100" draw:layer="layout" svg:width="4.445cm" svg:height="1.27cm" svg:x="2.428cm" svg:y="19.573cm">
          <text:p text:style-name="P1"><text:span text:style-name="T2">UTC_Not_Executable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4.651cm" svg:y1="18.329cm" svg:x2="4.651cm" svg:y2="19.573cm" draw:start-shape="id99" draw:start-glue-point="2" draw:end-shape="id100" draw:end-glue-point="4" svg:d="M4651 18329v1244" svg:viewBox="0 0 1 1245">
          <text:p/>
        </draw:connector>
        <draw:connector draw:style-name="gr5" draw:text-style-name="P5" draw:layer="layout" draw:type="line" svg:x1="7.191cm" svg:y1="17.943cm" svg:x2="8.62cm" svg:y2="20.208cm" draw:start-shape="id99" draw:end-shape="id94" draw:end-glue-point="6" svg:d="M7191 17943l1429 2265" svg:viewBox="0 0 1430 2266">
          <text:p/>
        </draw:connector>
        <draw:custom-shape draw:style-name="gr2" draw:text-style-name="P3" xml:id="id102" draw:id="id102" draw:layer="layout" svg:width="4.445cm" svg:height="1.27cm" svg:x="2.428cm" svg:y="4.81cm">
          <text:p text:style-name="P1"><text:span text:style-name="T2">All_Objects View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xml:id="id101" draw:id="id101" draw:layer="layout" svg:width="5.08cm" svg:height="0.803cm" draw:transform="skewX (-0.00628318530717958) rotate (-0.00628318530718033) translate (2.111cm 8.496cm)">
          <text:p text:style-name="P1"><text:span text:style-name="T1">Set_DOUT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4.651cm" svg:y1="8.512cm" svg:x2="4.651cm" svg:y2="6.08cm" draw:start-shape="id101" draw:start-glue-point="0" draw:end-shape="id102" draw:end-glue-point="8" svg:d="M4651 8512v-2432" svg:viewBox="0 0 1 2433">
          <text:p/>
        </draw:connector>
        <draw:custom-shape draw:style-name="gr40" draw:text-style-name="P4" xml:id="id103" draw:id="id103" draw:layer="layout" svg:width="4.921cm" svg:height="0.793cm" svg:x="11.795cm" svg:y="10.843cm">
          <text:p text:style-name="P1"><text:span text:style-name="T3">g_DOUT_Owner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7.191cm" svg:y1="8.929cm" svg:x2="11.795cm" svg:y2="11.239cm" draw:start-shape="id101" draw:start-glue-point="1" draw:end-shape="id103" draw:end-glue-point="3" svg:d="M7191 8929l4604 2310" svg:viewBox="0 0 4605 2311">
          <text:p/>
        </draw:connector>
        <draw:custom-shape draw:style-name="gr37" draw:text-style-name="P6" xml:id="id104" draw:id="id104" draw:layer="layout" svg:width="5.08cm" svg:height="0.803cm" draw:transform="skewX (-0.00628318530717958) rotate (-0.00628318530718033) translate (2.111cm 9.639cm)">
          <text:p text:style-name="P1"><text:span text:style-name="T1">Start_Profiler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7.191cm" svg:y1="10.072cm" svg:x2="11.795cm" svg:y2="11.239cm" draw:start-shape="id104" draw:start-glue-point="1" draw:end-shape="id103" draw:end-glue-point="3" svg:d="M7191 10072l4604 1167" svg:viewBox="0 0 4605 1168">
          <text:p/>
        </draw:connector>
        <draw:connector draw:style-name="gr5" draw:text-style-name="P5" draw:layer="layout" draw:type="line" svg:x1="7.191cm" svg:y1="10.072cm" svg:x2="11.795cm" svg:y2="13.143cm" draw:start-shape="id104" draw:start-glue-point="1" draw:end-shape="id105" draw:end-glue-point="3" svg:d="M7191 10072l4604 3071" svg:viewBox="0 0 4605 3072">
          <text:p/>
        </draw:connector>
        <draw:custom-shape draw:style-name="gr37" draw:text-style-name="P6" xml:id="id106" draw:id="id106" draw:layer="layout" svg:width="5.08cm" svg:height="0.803cm" draw:transform="skewX (-0.00628318530717958) rotate (-0.00628318530718033) translate (2.112cm 10.474cm)">
          <text:p text:style-name="P1"><text:span text:style-name="T1">Pause_Profiler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6" xml:id="id107" draw:id="id107" draw:layer="layout" svg:width="5.08cm" svg:height="0.803cm" draw:transform="skewX (-0.00628318530717958) rotate (-0.00628318530718033) translate (2.112cm 11.277cm)">
          <text:p text:style-name="P1"><text:span text:style-name="T1">Resume_Profiler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7.192cm" svg:y1="10.907cm" svg:x2="11.795cm" svg:y2="13.143cm" draw:start-shape="id106" draw:start-glue-point="1" draw:end-shape="id105" draw:end-glue-point="3" svg:d="M7192 10907l4603 2236" svg:viewBox="0 0 4604 2237">
          <text:p/>
        </draw:connector>
        <draw:connector draw:style-name="gr5" draw:text-style-name="P5" draw:layer="layout" draw:type="line" svg:x1="7.192cm" svg:y1="11.71cm" svg:x2="11.795cm" svg:y2="13.143cm" draw:start-shape="id107" draw:end-shape="id105" draw:end-glue-point="3" svg:d="M7192 11710l4603 1433" svg:viewBox="0 0 4604 1434">
          <text:p/>
        </draw:connector>
        <draw:connector draw:style-name="gr5" draw:text-style-name="P5" draw:layer="layout" draw:type="line" svg:x1="8.143cm" svg:y1="14.842cm" svg:x2="11.795cm" svg:y2="13.143cm" draw:start-shape="id108" draw:start-glue-point="1" draw:end-shape="id105" draw:end-glue-point="3" svg:d="M8143 14842l3652-1699" svg:viewBox="0 0 3653 1700">
          <text:p/>
        </draw:connector>
        <draw:custom-shape draw:style-name="gr50" draw:text-style-name="P6" xml:id="id108" draw:id="id108" draw:layer="layout" svg:width="6.508cm" svg:height="4.108cm" draw:transform="skewX (-0.00628318530717959) rotate (-0.00628318530718033) translate (1.635cm 12.747cm)">
          <text:p text:style-name="P1"><text:span text:style-name="T1">Stop_Profil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6" xml:id="id110" draw:id="id110" draw:layer="layout" svg:width="5.08cm" svg:height="0.803cm" draw:transform="skewX (-0.00628318530717958) rotate (-0.00628318530718033) translate (2.427cm 13.662cm)">
          <text:p text:style-name="P1"><text:span text:style-name="T1">Clean_Other_Runid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6" xml:id="id112" draw:id="id112" draw:layer="layout" svg:width="5.08cm" svg:height="0.803cm" draw:transform="skewX (-0.00628318530717958) rotate (-0.00628318530718033) translate (2.428cm 15.405cm)">
          <text:p text:style-name="P1"><text:span text:style-name="T1">Clean_Other_Unit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line" svg:x1="8.143cm" svg:y1="14.842cm" svg:x2="11.795cm" svg:y2="10.446cm" draw:start-shape="id108" draw:start-glue-point="1" draw:end-shape="id109" draw:end-glue-point="3" svg:d="M8143 14842l3652-4396" svg:viewBox="0 0 3653 4397">
          <text:p/>
        </draw:connector>
        <draw:custom-shape draw:style-name="gr2" draw:text-style-name="P3" xml:id="id111" draw:id="id111" draw:layer="layout" svg:width="4.445cm" svg:height="1.27cm" svg:x="15.922cm" svg:y="14.971cm">
          <text:p text:style-name="P1"><text:span text:style-name="T2">Plsql_Profiler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line" svg:x1="7.507cm" svg:y1="14.095cm" svg:x2="15.922cm" svg:y2="15.606cm" draw:start-shape="id110" draw:end-shape="id111" draw:end-glue-point="6" svg:d="M7507 14095l8415 1511" svg:viewBox="0 0 8416 1512">
          <text:p/>
        </draw:connector>
        <draw:connector draw:style-name="gr5" draw:text-style-name="P5" draw:layer="layout" draw:type="line" svg:x1="7.507cm" svg:y1="14.095cm" svg:x2="15.922cm" svg:y2="16.875cm" draw:start-shape="id110" draw:start-glue-point="1" draw:end-shape="id96" draw:end-glue-point="6" svg:d="M7507 14095l8415 2780" svg:viewBox="0 0 8416 2781">
          <text:p/>
        </draw:connector>
        <draw:connector draw:style-name="gr5" draw:text-style-name="P5" draw:layer="layout" draw:type="line" svg:x1="7.507cm" svg:y1="14.095cm" svg:x2="15.922cm" svg:y2="18.145cm" draw:start-shape="id110" draw:start-glue-point="1" draw:end-shape="id97" draw:end-glue-point="6" svg:d="M7507 14095l8415 4050" svg:viewBox="0 0 8416 4051">
          <text:p/>
        </draw:connector>
        <draw:connector draw:style-name="gr5" draw:text-style-name="P5" draw:layer="layout" draw:type="line" svg:x1="7.508cm" svg:y1="15.838cm" svg:x2="15.922cm" svg:y2="16.875cm" draw:start-shape="id112" draw:start-glue-point="1" draw:end-shape="id96" svg:d="M7508 15838l8414 1037" svg:viewBox="0 0 8415 1038">
          <text:p/>
        </draw:connector>
        <draw:connector draw:style-name="gr5" draw:text-style-name="P5" draw:layer="layout" draw:type="line" svg:x1="7.508cm" svg:y1="15.838cm" svg:x2="15.922cm" svg:y2="18.145cm" draw:start-shape="id112" draw:end-shape="id97" draw:end-glue-point="6" svg:d="M7508 15838l8414 2307" svg:viewBox="0 0 8415 2308">
          <text:p/>
        </draw:connector>
        <draw:custom-shape draw:style-name="gr40" draw:text-style-name="P4" xml:id="id109" draw:id="id109" draw:layer="layout" svg:width="4.921cm" svg:height="0.793cm" svg:x="11.795cm" svg:y="10.05cm">
          <text:p text:style-name="P1"><text:span text:style-name="T3">g_DOUT_Type Variable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xml:id="id113" draw:id="id113" draw:layer="layout" svg:width="4.921cm" svg:height="0.793cm" svg:x="11.795cm" svg:y="9.255cm">
          <text:p text:style-name="P1"><text:span text:style-name="T3">g_DOUT_Name Variabl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7.191cm" svg:y1="8.929cm" svg:x2="11.795cm" svg:y2="10.446cm" draw:start-shape="id101" draw:start-glue-point="1" draw:end-shape="id109" draw:end-glue-point="3" svg:d="M7191 8929l4604 1517" svg:viewBox="0 0 4605 1518">
          <text:p/>
        </draw:connector>
        <draw:connector draw:style-name="gr5" draw:text-style-name="P5" draw:layer="layout" draw:type="line" svg:x1="7.191cm" svg:y1="8.929cm" svg:x2="11.795cm" svg:y2="9.651cm" draw:start-shape="id101" draw:start-glue-point="1" draw:end-shape="id113" draw:end-glue-point="3" svg:d="M7191 8929l4604 722" svg:viewBox="0 0 4605 723">
          <text:p/>
        </draw:connector>
        <draw:connector draw:style-name="gr5" draw:text-style-name="P5" draw:layer="layout" draw:type="line" svg:x1="7.191cm" svg:y1="10.072cm" svg:x2="11.795cm" svg:y2="10.446cm" draw:start-shape="id104" draw:start-glue-point="1" draw:end-shape="id109" draw:end-glue-point="3" svg:d="M7191 10072l4604 374" svg:viewBox="0 0 4605 375">
          <text:p/>
        </draw:connector>
        <draw:connector draw:style-name="gr5" draw:text-style-name="P5" draw:layer="layout" draw:type="line" svg:x1="7.191cm" svg:y1="10.072cm" svg:x2="11.795cm" svg:y2="9.651cm" draw:start-shape="id104" draw:start-glue-point="1" draw:end-shape="id113" draw:end-glue-point="3" svg:d="M7191 10072l4604-421" svg:viewBox="0 0 4605 422">
          <text:p/>
        </draw:connector>
        <draw:connector draw:style-name="gr5" draw:text-style-name="P5" draw:layer="layout" draw:type="line" svg:x1="8.143cm" svg:y1="14.842cm" svg:x2="11.795cm" svg:y2="11.239cm" draw:start-shape="id108" draw:start-glue-point="1" draw:end-shape="id103" draw:end-glue-point="3" svg:d="M8143 14842l3652-3603" svg:viewBox="0 0 3653 3604">
          <text:p/>
        </draw:connector>
        <draw:connector draw:style-name="gr5" draw:text-style-name="P5" draw:layer="layout" draw:type="line" svg:x1="8.143cm" svg:y1="14.842cm" svg:x2="11.795cm" svg:y2="9.651cm" draw:start-shape="id108" draw:start-glue-point="1" draw:end-shape="id113" draw:end-glue-point="3" svg:d="M8143 14842l3652-5191" svg:viewBox="0 0 3653 51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17500000038EFD264273EB778DB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no-repeat" draw:fill-image-ref-point="bottom-left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solid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T1" style:family="text">
      <style:text-properties style:font-name="Arial1"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9.684cm" svg:height="1.37cm" svg:x="10.906cm" svg:y="25.511cm">
        <draw:text-box>
          <text:p text:style-name="MP1"><text:span text:style-name="MT1"><loext:page-name>&lt;page-name&gt;</loext:page-name></text:span></text:p>
          <text:p text:style-name="MP1"><text:span text:style-name="MT1"><text:date style:data-style-name="D1" text:date-value="2016-02-27">2/27/16</text:date></text:span><text:span text:style-name="MT1"> <text:s text:c="3"/>Page </text:span><text:span text:style-name="MT1"><text:page-number>&lt;number&gt;</text:page-number></text:span><text:span text:style-name="MT1"> of </text:span><text:span text:style-name="MT1"><text:page-count>6</text:page-count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135</meta:editing-cycles>
    <meta:editing-duration>P1DT8H57M38S</meta:editing-duration>
    <dc:title>utPLSQL Process Flow</dc:title>
    <dc:date>2016-02-27T20:09:03.857000000</dc:date>
    <meta:generator>LibreOffice/5.0.4.2$Windows_X86_64 LibreOffice_project/2b9802c1994aa0b7dc6079e128979269cf95bc78</meta:generator>
    <meta:document-statistic meta:object-count="268"/>
  </office:meta>
</office:document-meta>
</file>